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Citações</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SENSORS,SENSORS,SENSORS,JOURNAL OF NEUROENGINEERING AND REHABILITATION,SENSORS</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MEDICAL ENGINEERING &amp; PHYSICS,JOURNAL OF ELECTROMYOGRAPHY AND KINESIOLOGY,CLINICAL BIOMECHANICS,PLOS ONE</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ARCHIVES OF REHABILITATION,JOURNAL OF HAND THERAPY,IEEE JOURNAL OF BIOMEDICAL AND HEALTH INFORMATICS,GAIT &amp; POSTURE,JOURNAL OF REHABILITATION AND ASSISTIVE TECHNOLOGIES ENGINEERING,JOURNAL OF MANIPULATIVE AND PHYSIOLOGICAL THERAPEUTICS,ARCHIVES OF ORTHOPAEDIC AND TRAUMA SURGERY,PHYSICAL THERAPY,2020 8TH IEEE RAS/EMBS INTERNATIONAL CONFERENCE FOR BIOMEDICAL ROBOTICS AND BIOMECHATRONICS (BIOROB),MEDICAL &amp; BIOLOGICAL ENGINEERING &amp; COMPUTING,JOURNAL OF BIOMECHANICS,INTERNATIONAL JOURNAL OF SPORTS PHYSICAL THERAPY,MEDICAL ENGINEERING &amp; PHYSICS,JOURNAL OF BIOMECHANICS,JOURNAL OF BIOMECHANICS,MUSCULOSKELETAL SCIENCE AND PRACTICE,MOTOR CONTROL,JOURNAL OF ELECTROMYOGRAPHY AND KINESIOLOGY,REVISTA INTERNACIONAL DE METODOS NUMERICOS PARA CALCULO Y DISENO EN INGENIERIA,EUROPEAN JOURNAL OF PHYSICAL AND REHABILITATION MEDICINE,JOURNAL OF SCIENCE AND MEDICINE IN SPORT,SPRINGERPLUS,CLINICAL PHYSIOLOGY AND FUNCTIONAL IMAGING,AMERICAN JOURNAL OF PHYSICAL ANTHROPOLOGY,PRESSE MEDICALE,JOURNAL OF ATHLETIC TRAINING,JOURNAL OF BIOMECHANICS,JOURNAL OF BIOMECHANICS,JOURNAL OF ORTHOPAEDIC SCIENCE,MANUAL THERAPY,JOURNAL OF APPLIED BIOMECHANICS,JOURNAL OF MEDICAL AND BIOLOGICAL ENGINEERING,2015 IEEE/RSJ INTERNATIONAL CONFERENCE ON INTELLIGENT ROBOTS AND SYSTEMS (IROS),IRANIAN JOURNAL OF RADIOLOGY,JOURNAL OF SHOULDER AND ELBOW SURGERY,JOURNAL OF BIOMECHANICS,MANUAL THERAPY,CLINICAL BIOMECHANICS,CLINICAL BIOMECHANICS,JOURNAL OF ELECTROMYOGRAPHY AND KINESIOLOGY,ACTA ORTOPEDICA BRASILEIRA,DISABILITY AND REHABILITATION,JOURNAL OF BIOMECHANICS,JOURNAL OF SPORT REHABILITATION,JOURNAL OF BIOMECHANICS,HUMAN MOVEMENT SCIENCE,INTERNATIONAL JOURNAL OF OSTEOPATHIC MEDICINE,JOURNAL OF APPLIED BIOMECHANICS,EUROPEAN JOURNAL OF APPLIED PHYSIOLOGY,COMPUTER METHODS IN BIOMECHANICS AND BIOMEDICAL ENGINEERING,JOURNAL OF SPORT REHABILITATION,JOURNAL OF ORTHOPAEDIC &amp; SPORTS PHYSICAL THERAPY,PHYSICAL THERAPY IN SPORT,CLINICAL BIOMECHANICS,JOURNAL OF REHABILITATION MEDICINE,CLINICAL BIOMECHANICS,BRAIN RESEARCH,JOURNAL OF BIOMECHANICS</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JOURNAL OF BIOMECHANICS,MEDICAL ENGINEERING &amp; PHYSICS,MEDICAL &amp; BIOLOGICAL ENGINEERING &amp; COMPUTING,JOURNAL OF BIOMECHANICS,JOURNAL OF ELECTROMYOGRAPHY AND KINESIOLOGY,JOURNAL OF BIOMECHANICS,MEDICAL ENGINEERING &amp; PHYSICS,KNEE SURGERY SPORTS TRAUMATOLOGY ARTHROSCOPY,MULTIBODY SYSTEM DYNAMICS,JOURNAL OF MEDICAL AND BIOLOGICAL ENGINEERING,JOURNAL OF BIOMECHANICS,JOURNAL OF APPLIED BIOMECHANICS,JOURNAL OF BIOMECHANICS,GAIT &amp; POSTURE,JOURNAL OF BIOMECHANICS,ANNALS OF BIOMEDICAL ENGINEERING</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SENSORS,JOURNAL OF BIOMECHANICS,SENSORS,SENSORS,UNMANNED SYSTEMS,SPORTS BIOMECHANICS,FRONTIERS IN BIOENGINEERING AND BIOTECHNOLOGY,MEDICAL ENGINEERING &amp; PHYSICS,JOURNAL OF SHOULDER AND ELBOW SURGERY,APPLIED BIONICS AND BIOMECHANICS,BIOMEDICAL SIGNAL PROCESSING AND CONTROL,CLINICAL BIOMECHANICS,IEEE TRANSACTIONS ON INSTRUMENTATION AND MEASUREMENT,PLOS ONE,SENSORS,APPLIED ERGONOMICS,MOTOR CONTROL,SENSORS,IEEE SENSORS JOURNAL,KNEE SURGERY SPORTS TRAUMATOLOGY ARTHROSCOPY,JOURNAL OF BIOMECHANICS,JOURNAL OF MANIPULATIVE AND PHYSIOLOGICAL THERAPEUTICS,JOURNAL OF BIOMECHANICS,PROCEEDINGS OF THE INSTITUTION OF MECHANICAL ENGINEERS PART H-JOURNAL OF ENGINEERING IN MEDICINE,SENSORS,SENSORS,2020 IEEE INTERNATIONAL SYMPOSIUM ON MEDICAL MEASUREMENTS AND APPLICATIONS (MEMEA),INTERNATIONAL JOURNAL OF ENVIRONMENTAL RESEARCH AND PUBLIC HEALTH,BMC MUSCULOSKELETAL DISORDERS,BMC MUSCULOSKELETAL DISORDERS,MEDICAL &amp; BIOLOGICAL ENGINEERING &amp; COMPUTING,SCIENTIFIC REPORTS,ACM TRANSACTIONS ON SENSOR NETWORKS,JOURNAL OF SPORTS SCIENCE AND MEDICINE,JOURNAL OF EXERCISE REHABILITATION,MEASUREMENT,DISABILITY AND REHABILITATION,SENSORS,SENSORS,INTERNATIONAL JOURNAL OF DISTRIBUTED SENSOR NETWORKS,JOURNAL OF SPORTS SCIENCES,OPERATIVE NEUROSURGERY,ELECTRONICS,MEDICAL &amp; BIOLOGICAL ENGINEERING &amp; COMPUTING,2019 IEEE 8TH INTERNATIONAL WORKSHOP ON ADVANCES IN SENSORS AND INTERFACES (IWASI),BIOINFORMATICS AND BIOMEDICAL ENGINEERING (IWBBIO 2019), PT II,IEEE TRANSACTIONS ON NEURAL SYSTEMS AND REHABILITATION ENGINEERING,HUMAN FACTORS,JOURNAL OF BIOMECHANICS,2018 5TH IEEE INTERNATIONAL SYMPOSIUM ON INERTIAL SENSORS &amp; SYSTEMS (INERTIAL 2018),MOBICOM'18: PROCEEDINGS OF THE 24TH ANNUAL INTERNATIONAL CONFERENCE ON MOBILE COMPUTING AND NETWORKING,IISE TRANSACTIONS ON OCCUPATIONAL ERGONOMICS &amp; HUMAN FACTORS,SENSORS AND SMART STRUCTURES TECHNOLOGIES FOR CIVIL, MECHANICAL, AND AEROSPACE SYSTEMS 2018,2018 IEEE CONGRESS ON EVOLUTIONARY COMPUTATION (CEC),SPORTS MEDICINE-OPEN,JOURNAL OF BIOMECHANICS,GAIT &amp; POSTURE,WORLD NEUROSURGERY,JOURNAL OF APPLIED BIOMECHANICS,SENSORS,GAIT &amp; POSTURE,SENSORS,MEDICAL &amp; BIOLOGICAL ENGINEERING &amp; COMPUTING,JOURNAL OF BIOMECHANICS,BIOMEDICAL ENGINEERING ONLINE,PLOS ONE,IEEE JOURNAL OF BIOMEDICAL AND HEALTH INFORMATICS,SENSORS,BIOMEDICAL ENGINEERING ONLINE,2017 NINTH INTERNATIONAL CONFERENCE ON UBIQUITOUS AND FUTURE NETWORKS (ICUFN 2017),2017 IEEE INTERNATIONAL CONFERENCE ON INDUSTRIAL TECHNOLOGY (ICIT),SENSORS,IEEE SENSORS JOURNAL,PLOS ONE,GAIT &amp; POSTURE,EUROPEAN JOURNAL OF PHYSICAL AND REHABILITATION MEDICINE,CLINICAL BIOMECHANICS,JOURNAL OF BIOMECHANICAL ENGINEERING-TRANSACTIONS OF THE ASME,JOURNAL OF ELECTROMYOGRAPHY AND KINESIOLOGY,JOURNAL OF ELECTROMYOGRAPHY AND KINESIOLOGY,BMC MUSCULOSKELETAL DISORDERS,SENSORS,EXPERT REVIEW OF MEDICAL DEVICES,JOURNAL OF SPORTS SCIENCES,JOURNAL OF NEUROENGINEERING AND REHABILITATION,JOURNAL OF BIOMECHANICS,IEEE TRANSACTIONS ON BIOMEDICAL ENGINEERING,IEEE JOURNAL OF BIOMEDICAL AND HEALTH INFORMATICS,JOURNAL OF NEUROSURGERY-SPINE,MEASUREMENT,JOURNAL OF BIOMECHANICS,2016 19TH INTERNATIONAL CONFERENCE ON INFORMATION FUSION (FUSION),2016 3RD IEEE EMBS INTERNATIONAL CONFERENCE ON BIOMEDICAL AND HEALTH INFORMATICS,ERGONOMICS,2016 2ND IEEE INTERNATIONAL SYMPOSIUM ON ROBOTICS AND MANUFACTURING AUTOMATION (ROMA),APPLIED BIONICS AND BIOMECHANICS,JOURNAL OF BIOMECHANICS,SENSORS,SENSORS,MEDICAL ENGINEERING &amp; PHYSICS,IEEE TRANSACTIONS ON BIOMEDICAL ENGINEERING,MULTIBODY SYSTEM DYNAMICS,PHYSIOLOGICAL MEASUREMENT,JOURNAL OF BIOMECHANICS,2015 IEEE 12TH INTERNATIONAL CONFERENCE ON WEARABLE AND IMPLANTABLE BODY SENSOR NETWORKS (BSN),JOURNAL OF NEUROENGINEERING AND REHABILITATION,MEDICAL &amp; BIOLOGICAL ENGINEERING &amp; COMPUTING,MEASUREMENT,JOURNAL OF BIOMECHANICS,PHYSIOLOGICAL MEASUREMENT,MEDICAL &amp; BIOLOGICAL ENGINEERING &amp; COMPUTING,PHYSIOLOGICAL MEASUREMENT,2014 36TH ANNUAL INTERNATIONAL CONFERENCE OF THE IEEE ENGINEERING IN MEDICINE AND BIOLOGY SOCIETY (EMBC),2014 IEEE 34TH INTERNATIONAL CONFERENCE ON ELECTRONICS AND NANOTECHNOLOGY (ELNANO),COMPUTER METHODS IN BIOMECHANICS AND BIOMEDICAL ENGINEERING,BIOMED RESEARCH INTERNATIONAL,CLINICAL BIOMECHANICS,2014 IEEE INTERNATIONAL CONFERENCE ON ROBOTICS AND AUTOMATION (ICRA),2014 IEEE SENSORS,MEASUREMENT,SENSORS,PLOS ONE,JOURNAL OF BIOMECHANICS,IEEE SENSORS JOURNAL,SENSORS,COMPUTER METHODS IN BIOMECHANICS AND BIOMEDICAL ENGINEERING,NEURAL REGENERATION RESEARCH,GAIT &amp; POSTURE,INTERNATIONAL JOURNAL OF INDUSTRIAL ERGONOMICS,JOURNAL OF BIOMECHANICS,IEEE TRANSACTIONS ON NEURAL SYSTEMS AND REHABILITATION ENGINEERING,ERGONOMICS,2013 IEEE/ASME INTERNATIONAL CONFERENCE ON ADVANCED INTELLIGENT MECHATRONICS (AIM): MECHATRONICS FOR HUMAN WELLBEING,2013 PAN AMERICAN HEALTH CARE EXCHANGES (PAHCE),2013 35TH ANNUAL INTERNATIONAL CONFERENCE OF THE IEEE ENGINEERING IN MEDICINE AND BIOLOGY SOCIETY (EMBC),MEDICAL &amp; BIOLOGICAL ENGINEERING &amp; COMPUTING,MEASUREMENT,HUMAN MOVEMENT SCIENCE,GAIT &amp; POSTURE,ADVANCED MATERIALS DESIGN AND MECHANICS,2012 4TH IEEE RAS &amp; EMBS INTERNATIONAL CONFERENCE ON BIOMEDICAL ROBOTICS AND BIOMECHATRONICS (BIOROB),MEDICAL &amp; BIOLOGICAL ENGINEERING &amp; COMPUTING,GAIT &amp; POSTURE,GAIT &amp; POSTURE,2011 ANNUAL INTERNATIONAL CONFERENCE OF THE IEEE ENGINEERING IN MEDICINE AND BIOLOGY SOCIETY (EMBC),2011 ANNUAL INTERNATIONAL CONFERENCE OF THE IEEE ENGINEERING IN MEDICINE AND BIOLOGY SOCIETY (EMBC),2011 10TH IEEE INTERNATIONAL SYMPOSIUM ON MIXED AND AUGMENTED REALITY (ISMAR),2011 IEEE INTERNATIONAL CONFERENCE ON ROBOTICS AND AUTOMATION (ICRA),2011 IEEE INTERNATIONAL CONFERENCE ON SYSTEMS, MAN, AND CYBERNETICS (SMC),WORLD CONGRESS ON ENGINEERING, WCE 2011, VOL III,JOURNAL OF APPLIED BIOMECHANICS,BMC MUSCULOSKELETAL DISORDERS,JOURNAL OF BIOMECHANICS,2010 ANNUAL INTERNATIONAL CONFERENCE OF THE IEEE ENGINEERING IN MEDICINE AND BIOLOGY SOCIETY (EMBC),ERGONOMICS,MEDICAL &amp; BIOLOGICAL ENGINEERING &amp; COMPUTING,MEDICAL &amp; BIOLOGICAL ENGINEERING &amp; COMPUTING,SPORTS BIOMECHANICS,GAIT &amp; POSTURE,MEDICAL &amp; BIOLOGICAL ENGINEERING &amp; COMPUTING,MEDICAL &amp; BIOLOGICAL ENGINEERING &amp; COMPUTING,CLINICAL BIOMECHANICS,JOURNAL OF NEUROENGINEERING AND REHABILITATION,JOURNAL OF SPORTS SCIENCES,MODELLING IN MEDICINE AND BIOLOGY VIII</text:p>
          </table:table-cell>
        </table:table-row>
        <table:table-row table:style-name="ro1">
          <table:table-cell office:value-type="string" calcext:value-type="string">
            <text:p>307889092</text:p>
          </table:table-cell>
          <table:table-cell office:value-type="string" calcext:value-type="string">
            <text:p>Hajizadeh 2019</text:p>
          </table:table-cell>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JOURNAL OF ELECTROMYOGRAPHY AND KINESIOLOGY,JOURNAL OF MAGNETIC RESONANCE IMAGING,JOVE-JOURNAL OF VISUALIZED EXPERIMENTS,JOVE-JOURNAL OF VISUALIZED EXPERIMENTS,MEDICAL IMAGE ANALYSIS,JOURNAL OF ORTHOPAEDIC RESEARCH,PLOS ONE,PHYSICAL THERAPY,CLINICAL BIOMECHANICS,JOURNAL OF ORTHOPAEDIC &amp; SPORTS PHYSICAL THERAPY</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MEDICAL ENGINEERING &amp; PHYSICS</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PM&amp;R,ANNALS OF PHYSICAL AND REHABILITATION MEDICINE,CLINICAL BIOMECHANICS,INTERNATIONAL JOURNAL OF THERAPY AND REHABILITATION,CLINICAL BIOMECHANICS</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BIOMECHANICS,2019 IEEE 23RD INTERNATIONAL SYMPOSIUM ON CONSUMER TECHNOLOGIES (ISCT),JOURNAL OF BIOMECHANICAL ENGINEERING-TRANSACTIONS OF THE ASME,JOURNAL OF ELECTROMYOGRAPHY AND KINESIOLOGY,JOURNAL OF BIOMECHANICS,BIOMEDICAL ENGINEERING ONLINE,JOURNAL OF BIOMECHANICS,JOURNAL OF APPLIED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office:value-type="string" calcext:value-type="string">
            <text:p>FRONTIERS IN BIOENGINEERING AND BIOTECHNOLOGY,KNEE SURGERY SPORTS TRAUMATOLOGY ARTHROSCOPY,JOURNAL OF EXPERIMENTAL ORTHOPAEDICS,BIOMEDICAL SIGNAL PROCESSING AND CONTROL,INTERNATIONAL ORTHOPAEDICS,MEDICAL &amp; BIOLOGICAL ENGINEERING &amp; COMPUTING,GAIT &amp; POSTURE,EUROPEAN JOURNAL OF PHYSICAL AND REHABILITATION MEDICINE,CLINICAL BIOMECHANICS,JOURNAL OF ELECTROMYOGRAPHY AND KINESIOLOGY,BMC MUSCULOSKELETAL DISORDERS,JOURNAL OF BIOMECHANICS,JOURNAL OF BIOMECHANICS</text:p>
          </table:table-cell>
        </table:table-row>
        <table:table-row table:style-name="ro1">
          <table:table-cell office:value-type="string" calcext:value-type="string">
            <text:p>307890694</text:p>
          </table:table-cell>
          <table:table-cell office:value-type="string" calcext:value-type="string">
            <text:p>Parel 2014</text:p>
          </table:table-cell>
          <table:table-cell office:value-type="string" calcext:value-type="string">
            <text:p>MEDICAL ENGINEERING &amp; PHYSICS,CLINICAL BIOMECHANICS,KNEE SURGERY SPORTS TRAUMATOLOGY ARTHROSCOPY,JOURNAL OF EXPERIMENTAL ORTHOPAEDICS,JOURNAL OF MANIPULATIVE AND PHYSIOLOGICAL THERAPEUTICS,SENSORS,DISABILITY AND REHABILITATION,MEDICAL &amp; BIOLOGICAL ENGINEERING &amp; COMPUTING,MEDICAL &amp; BIOLOGICAL ENGINEERING &amp; COMPUTING,JOURNAL OF ELECTROMYOGRAPHY AND KINESIOLOGY,GAIT &amp; POSTURE,ROBOTICS AND AUTONOMOUS SYSTEMS,JOURNAL OF SPORTS SCIENCES,EUROPEAN JOURNAL OF PHYSICAL AND REHABILITATION MEDICINE,JOURNAL OF ELECTROMYOGRAPHY AND KINESIOLOGY,JOURNAL OF ELECTROMYOGRAPHY AND KINESIOLOGY,JOURNAL OF BIOMECHANICS,MEDICAL &amp; BIOLOGICAL ENGINEERING &amp; COMPUTING</text:p>
          </table:table-cell>
        </table:table-row>
        <table:table-row table:style-name="ro1">
          <table:table-cell office:value-type="string" calcext:value-type="string">
            <text:p>307890699</text:p>
          </table:table-cell>
          <table:table-cell office:value-type="string" calcext:value-type="string">
            <text:p>Rogowski 2014</text:p>
          </table:table-cell>
          <table:table-cell office:value-type="string" calcext:value-type="string">
            <text:p>INTERNATIONAL JOURNAL OF ENVIRONMENTAL RESEARCH AND PUBLIC HEALTH,INTERNATIONAL JOURNAL OF ENVIRONMENTAL RESEARCH AND PUBLIC HEALTH,JOURNAL OF SPORT REHABILITATION,SPORTS BIOMECHANICS,SPORTS BIOMECHANICS,MEDICINE AND SCIENCE IN SPORTS AND EXERCISE</text:p>
          </table:table-cell>
        </table:table-row>
        <table:table-row table:style-name="ro1">
          <table:table-cell office:value-type="string" calcext:value-type="string">
            <text:p>307890781</text:p>
          </table:table-cell>
          <table:table-cell office:value-type="string" calcext:value-type="string">
            <text:p>Prinold 2013</text:p>
          </table:table-cell>
          <table:table-cell office:value-type="string" calcext:value-type="string">
            <text:p>JOURNAL OF SHOULDER AND ELBOW SURGERY,MEDICAL &amp; BIOLOGICAL ENGINEERING &amp; COMPUTING,MUSCULOSKELETAL SCIENCE AND PRACTICE,GAIT &amp; POSTURE,PHYSICAL THERAPY IN SPORT,JOURNAL OF SPORTS SCIENCES,JOURNAL OF SCIENCE AND MEDICINE IN SPORT,JOURNAL OF BIOMECHANICS,JOURNAL OF BIOMECHANICS</text:p>
          </table:table-cell>
        </table:table-row>
        <table:table-row table:style-name="ro1">
          <table:table-cell office:value-type="string" calcext:value-type="string">
            <text:p>307890812</text:p>
          </table:table-cell>
          <table:table-cell office:value-type="string" calcext:value-type="string">
            <text:p>Parel 2012</text:p>
          </table:table-cell>
          <table:table-cell office:value-type="string" calcext:value-type="string">
            <text:p>SENSORS,FRONTIERS IN BIOENGINEERING AND BIOTECHNOLOGY,CLINICAL BIOMECHANICS,SOUTH AFRICAN JOURNAL OF PHYSIOTHERAPY,JOURNAL OF REHABILITATION AND ASSISTIVE TECHNOLOGIES ENGINEERING,KNEE SURGERY SPORTS TRAUMATOLOGY ARTHROSCOPY,JOURNAL OF EXPERIMENTAL ORTHOPAEDICS,JOURNAL OF MANIPULATIVE AND PHYSIOLOGICAL THERAPEUTICS,SENSORS,2020 IEEE INTERNATIONAL SYMPOSIUM ON MEDICAL MEASUREMENTS AND APPLICATIONS (MEMEA),BMC MUSCULOSKELETAL DISORDERS,TECHNIQUES IN SHOULDER AND ELBOW SURGERY,INTERNATIONAL JOURNAL OF DISTRIBUTED SENSOR NETWORKS,IISE TRANSACTIONS ON OCCUPATIONAL ERGONOMICS &amp; HUMAN FACTORS,GAIT &amp; POSTURE,GAIT &amp; POSTURE,BIOMEDICAL ENGINEERING ONLINE,EUROPEAN JOURNAL OF PHYSICAL AND REHABILITATION MEDICINE,JOURNAL OF ELECTROMYOGRAPHY AND KINESIOLOGY,EXPERT REVIEW OF MEDICAL DEVICES,BMC MUSCULOSKELETAL DISORDERS,BMC MUSCULOSKELETAL DISORDERS,JOURNAL OF BIOMECHANICS,SENSORS,JOURNAL OF SHOULDER AND ELBOW SURGERY,JOURNAL OF OCCUPATIONAL MEDICINE AND TOXICOLOGY,MANUAL THERAPY,JOURNAL OF REHABILITATION RESEARCH AND DEVELOPMENT,MEDICAL &amp; BIOLOGICAL ENGINEERING &amp; COMPUTING,JOURNAL OF BIOMECHANICS,MEDICAL &amp; BIOLOGICAL ENGINEERING &amp; COMPUTING,PHYSIOLOGICAL MEASUREMENT,IMAGE ANALYSIS AND RECOGNITION, ICIAR 2014, PT II,MEDICINA DELLO SPORT</text:p>
          </table:table-cell>
        </table:table-row>
        <table:table-row table:style-name="ro1">
          <table:table-cell office:value-type="string" calcext:value-type="string">
            <text:p>307890841</text:p>
          </table:table-cell>
          <table:table-cell office:value-type="string" calcext:value-type="string">
            <text:p>Shaheen 2011’</text:p>
          </table:table-cell>
          <table:table-cell office:value-type="string" calcext:value-type="string">
            <text:p>JOURNAL OF BIOMECHANICS,JOURNAL OF SHOULDER AND ELBOW SURGERY,JOURNAL OF MANIPULATIVE AND PHYSIOLOGICAL THERAPEUTICS,JOURNAL OF SPORT REHABILITATION,JOURNAL OF BIOMECHANICAL ENGINEERING-TRANSACTIONS OF THE ASME,MEDICAL &amp; BIOLOGICAL ENGINEERING &amp; COMPUTING,JOURNAL OF BIOMECHANICS,JOURNAL OF APPLIED BIOMECHANICS,JOURNAL OF BIOMECHANICS,JOURNAL OF ELECTROMYOGRAPHY AND KINESIOLOGY,JOURNAL OF BIOMECHANICS,JOURNAL OF SHOULDER AND ELBOW SURGERY,CLINICAL BIOMECHANICS,JOURNAL OF SPORTS SCIENCES,JOURNAL OF SHOULDER AND ELBOW SURGERY,JOURNAL OF ELECTROMYOGRAPHY AND KINESIOLOGY,JOURNAL OF BIOMECHANICS,JOURNAL OF BIOMECHANICS,JOURNAL OF BIOMECHANICS</text:p>
          </table:table-cell>
        </table:table-row>
        <table:table-row table:style-name="ro1">
          <table:table-cell office:value-type="string" calcext:value-type="string">
            <text:p>307890843</text:p>
          </table:table-cell>
          <table:table-cell office:value-type="string" calcext:value-type="string">
            <text:p>Shaheen 2011’’</text:p>
          </table:table-cell>
          <table:table-cell office:value-type="string" calcext:value-type="string">
            <text:p>JOURNAL OF ORTHOPAEDIC RESEARCH,JOURNAL OF BIOMECHANICS,JOURNAL OF BIOMECHANICS,SCANDINAVIAN JOURNAL OF MEDICINE &amp; SCIENCE IN SPORTS,JOURNAL OF SHOULDER AND ELBOW SURGERY,JOURNAL OF BIOMECHANICS,MEDICAL PROBLEMS OF PERFORMING ARTISTS,MEDICINE AND SCIENCE IN SPORTS AND EXERCISE,SCANDINAVIAN JOURNAL OF MEDICINE &amp; SCIENCE IN SPORTS,ANNALS OF BIOMEDICAL ENGINEERING,GAIT &amp; POSTURE,JOURNAL OF BIOMECHANICS,JOURNAL OF BIOMECHANICAL ENGINEERING-TRANSACTIONS OF THE ASME,JOURNAL OF BIOMECHANICS,CLINICAL BIOMECHANICS,JOURNAL OF APPLIED BIOMECHANICS,JOURNAL OF BIOMECHANICS,COMPUTER METHODS IN BIOMECHANICS AND BIOMEDICAL ENGINEERING,JOURNAL OF SCIENCE AND MEDICINE IN SPORT,JOURNAL OF BIOMECHANICS,JOURNAL OF BIOMECHANICS,JOURNAL OF SHOULDER AND ELBOW SURGERY,JOURNAL OF APPLIED BIOMECHANICS,JOURNAL OF BIOMECHANICS,COMPUTER METHODS IN BIOMECHANICS AND BIOMEDICAL ENGINEERING,JOVE-JOURNAL OF VISUALIZED EXPERIMENTS,JOURNAL OF ELECTROMYOGRAPHY AND KINESIOLOGY,GAIT &amp; POSTURE,JOURNAL OF MEDICAL AND BIOLOGICAL ENGINEERING,JOURNAL OF BIOMECHANICS,JOURNAL OF BIOMECHANICS,MEDICAL &amp; BIOLOGICAL ENGINEERING &amp; COMPUTING,CLINICAL BIOMECHANICS,JOURNAL OF SHOULDER AND ELBOW SURGERY,JOURNAL OF ELECTROMYOGRAPHY AND KINESIOLOGY,JOURNAL OF BIOMECHANICS</text:p>
          </table:table-cell>
        </table:table-row>
        <table:table-row table:style-name="ro1">
          <table:table-cell office:value-type="string" calcext:value-type="string">
            <text:p>307890851</text:p>
          </table:table-cell>
          <table:table-cell office:value-type="string" calcext:value-type="string">
            <text:p>Bourne 2011</text:p>
          </table:table-cell>
          <table:table-cell office:value-type="string" calcext:value-type="string">
            <text:p>SENSORS,JOURNAL OF CLINICAL MEDICINE,JOURNAL OF ELECTROMYOGRAPHY AND KINESIOLOGY,EUROPEAN JOURNAL OF SPORT SCIENCE,JOURNAL OF ELECTROMYOGRAPHY AND KINESIOLOGY,MEDICAL ENGINEERING &amp; PHYSICS,JOURNAL OF BIOMECHANICS,MEDICAL &amp; BIOLOGICAL ENGINEERING &amp; COMPUTING,JOURNAL OF BIOMECHANICS,JOURNAL OF ELECTROMYOGRAPHY AND KINESIOLOGY,JOURNAL OF BIOMECHANICS,REVISTA INTERNACIONAL DE METODOS NUMERICOS PARA CALCULO Y DISENO EN INGENIERIA,CLINICAL PHYSIOLOGY AND FUNCTIONAL IMAGING,PLOS ONE,JOURNAL OF MEDICAL AND BIOLOGICAL ENGINEERING,JOURNAL OF BIOMECHANICS,JOURNAL OF SHOULDER AND ELBOW SURGERY,JOURNAL OF BIOMECHANICAL ENGINEERING-TRANSACTIONS OF THE ASME,JOURNAL OF APPLIED BIOMECHANICS,GAIT &amp; POSTURE</text:p>
          </table:table-cell>
        </table:table-row>
        <table:table-row table:style-name="ro2">
          <table:table-cell office:value-type="string" calcext:value-type="string">
            <text:p>307890853</text:p>
          </table:table-cell>
          <table:table-cell office:value-type="string" calcext:value-type="string">
            <text:p>Jaspers 2011<text:span text:style-name="T1">’</text:span></text:p>
          </table:table-cell>
          <table:table-cell office:value-type="string" calcext:value-type="string">
            <text:p>ANNALS OF PHYSICAL AND REHABILITATION MEDICINE,BURNS,JOURNAL OF ELECTROMYOGRAPHY AND KINESIOLOGY,SCIENTIFIC REPORTS,ANNALS OF PHYSICAL AND REHABILITATION MEDICINE,SCIENTIFIC REPORTS,MEDICAL &amp; BIOLOGICAL ENGINEERING &amp; COMPUTING,MEDICAL ENGINEERING &amp; PHYSICS,PLOS ONE,JOURNAL OF ELECTROMYOGRAPHY AND KINESIOLOGY,JOURNAL OF HAND SURGERY-EUROPEAN VOLUME,BMC NEUROLOGY,JOURNAL OF ELECTROMYOGRAPHY AND KINESIOLOGY,NEUROMUSCULAR DISORDERS,CLINICAL BIOMECHANICS,GAIT &amp; POSTURE,PLOS ONE,PLOS ONE,JOURNAL OF ELECTROMYOGRAPHY AND KINESIOLOGY,INFANT BEHAVIOR &amp; DEVELOPMENT,ARCHIVES OF PHYSICAL MEDICINE AND REHABILITATION,PROCEEDINGS OF THE INSTITUTION OF MECHANICAL ENGINEERS PART H-JOURNAL OF ENGINEERING IN MEDICINE,NEURAL PLASTICITY,CHILDS NERVOUS SYSTEM,FRONTIERS IN HUMAN NEUROSCIENCE,PLOS ONE,JOURNAL OF NEUROENGINEERING AND REHABILITATION,GAIT &amp; POSTURE,PHYSIOLOGICAL MEASUREMENT,JOURNAL OF MEDICAL SYSTEMS,FRONTIERS IN BIOENGINEERING AND BIOTECHNOLOGY,JOURNAL OF BIOMECHANICS,JOURNAL OF PHYSICAL THERAPY SCIENCE,SPORTS BIOMECHANICS,JOURNAL OF APPLIED BIOMECHANICS,GAIT &amp; POSTURE,JOURNAL OF BIOMECHANICS,JOURNAL OF ELECTROMYOGRAPHY AND KINESIOLOGY,JOURNAL OF MEDICAL AND BIOLOGICAL ENGINEERING,PLOS ONE,GAIT &amp; POSTURE,JOURNAL OF PHYSICAL THERAPY SCIENCE,CLINICAL BIOMECHANICS,JOURNAL OF BIOMECHANICS,EUROPEAN JOURNAL OF PAEDIATRIC NEUROLOGY,JOURNAL OF BIOMECHANICS,RESEARCH IN DEVELOPMENTAL DISABILITIES,GAIT &amp; POSTURE</text:p>
          </table:table-cell>
        </table:table-row>
        <table:table-row table:style-name="ro1">
          <table:table-cell office:value-type="string" calcext:value-type="string">
            <text:p>307890883</text:p>
          </table:table-cell>
          <table:table-cell office:value-type="string" calcext:value-type="string">
            <text:p>Lovern 2009</text:p>
          </table:table-cell>
          <table:table-cell office:value-type="string" calcext:value-type="string">
            <text:p>JOURNAL OF ORTHOPAEDIC RESEARCH,SENSORS,MEDICAL &amp; BIOLOGICAL ENGINEERING &amp; COMPUTING,BMC SPORTS SCIENCE MEDICINE AND REHABILITATION,INTERNATIONAL JOURNAL OF HUMANOID ROBOTICS,JOURNAL OF BIOMECHANICS,JOVE-JOURNAL OF VISUALIZED EXPERIMENTS,JOURNAL OF BIOMECHANICS,MEDICAL &amp; BIOLOGICAL ENGINEERING &amp; COMPUTING,GAIT &amp; POSTURE,JOURNAL OF BIOMECHANICS,MULTIBODY SYSTEM DYNAMICS,HUMAN MOVEMENT SCIENCE,INTERNATIONAL ORTHOPAEDICS,JOURNAL OF APPLIED BIOMECHANICS,PROCEEDINGS OF THE INSTITUTION OF MECHANICAL ENGINEERS PART H-JOURNAL OF ENGINEERING IN MEDICINE,PROCEEDINGS OF THE INSTITUTION OF MECHANICAL ENGINEERS PART H-JOURNAL OF ENGINEERING IN MEDICINE,COMPUTER METHODS IN BIOMECHANICS AND BIOMEDICAL ENGINEERING</text:p>
          </table:table-cell>
        </table:table-row>
        <table:table-row table:style-name="ro1">
          <table:table-cell office:value-type="string" calcext:value-type="string">
            <text:p>307890924</text:p>
          </table:table-cell>
          <table:table-cell office:value-type="string" calcext:value-type="string">
            <text:p>Teece 2008</text:p>
          </table:table-cell>
          <table:table-cell office:value-type="string" calcext:value-type="string">
            <text:p>AMERICAN JOURNAL OF SPORTS MEDICINE,CLINICAL BIOMECHANICS,JOURNAL OF ORTHOPAEDIC SURGERY AND RESEARCH,AMERICAN JOURNAL OF SPORTS MEDICINE,PAKISTAN JOURNAL OF MEDICAL SCIENCES,EUROPEAN JOURNAL OF PHYSICAL AND REHABILITATION MEDICINE,ORTHOPEDICS,OBERE EXTREMITAET-SCHULTER-ELLENBOGEN-HAND-UPPER EXTREMITY-SHOULDER ELBOW HAND,PHYSICAL THERAPY,JOURNAL OF SPORT REHABILITATION,ARTHROSCOPY-THE JOURNAL OF ARTHROSCOPIC AND RELATED SURGERY,BRAZILIAN JOURNAL OF PHYSICAL THERAPY,MUSCULOSKELETAL SCIENCE AND PRACTICE,JOURNAL OF ATHLETIC TRAINING,ARCHIVES OF BONE AND JOINT SURGERY-ABJS,MEDICAL &amp; BIOLOGICAL ENGINEERING &amp; COMPUTING,JOURNAL OF ORTHOPAEDIC TRAUMA,ARTHROSCOPY-THE JOURNAL OF ARTHROSCOPIC AND RELATED SURGERY,SPORTS MEDICINE AND ARTHROSCOPY REVIEW,MEDICAL ENGINEERING &amp; PHYSICS,JOURNAL OF SHOULDER AND ELBOW SURGERY,ACTA MEDICA OKAYAMA,ARTHROSCOPY-THE JOURNAL OF ARTHROSCOPIC AND RELATED SURGERY,AMERICAN JOURNAL OF SPORTS MEDICINE,PLOS ONE,ARCHIVES OF ORTHOPAEDIC AND TRAUMA SURGERY,INTERNET OF THINGS TECHNOLOGIES FOR HEALTHCARE, HEALTHYIOT 2016,CLINICAL BIOMECHANICS,PHYSIOLOGICAL MEASUREMENT,MANUAL THERAPY,JOURNAL OF ELECTROMYOGRAPHY AND KINESIOLOGY,CLINICAL ANATOMY,JOURNAL OF ORTHOPAEDIC &amp; SPORTS PHYSICAL THERAPY,JOURNAL OF ELECTROMYOGRAPHY AND KINESIOLOGY,JOURNAL OF ORTHOPAEDIC &amp; SPORTS PHYSICAL THERAPY,IRANIAN JOURNAL OF RADIOLOGY,JOURNAL OF SHOULDER AND ELBOW SURGERY,JOURNAL OF SHOULDER AND ELBOW SURGERY,JOURNAL OF ORTHOPAEDIC &amp; SPORTS PHYSICAL THERAPY,JOURNAL OF MANIPULATIVE AND PHYSIOLOGICAL THERAPEUTICS,JOURNAL OF SHOULDER AND ELBOW SURGERY,BRITISH JOURNAL OF SPORTS MEDICINE,JOURNAL OF SHOULDER AND ELBOW SURGERY,JOURNAL OF SHOULDER AND ELBOW SURGERY,JOURNAL OF SHOULDER AND ELBOW SURGERY,JOURNAL OF ELECTROMYOGRAPHY AND KINESIOLOGY,JOURNAL OF BACK AND MUSCULOSKELETAL REHABILITATION,JOURNAL OF COMPUTER ASSISTED TOMOGRAPHY,AMERICAN JOURNAL OF SPORTS MEDICINE,JOURNAL OF APPLIED BIOMECHANICS,JOURNAL OF SHOULDER AND ELBOW SURGERY,MANUAL THERAPY,JOURNAL OF ORTHOPAEDIC &amp; SPORTS PHYSICAL THERAPY,AMERICAN JOURNAL OF SPORTS MEDICINE,HUMAN MOVEMENT SCIENCE,ARTHROSCOPY-THE JOURNAL OF ARTHROSCOPIC AND RELATED SURGERY,MEDICAL &amp; BIOLOGICAL ENGINEERING &amp; COMPUTING,CLINICAL BIOMECHANICS,JOURNAL OF BONE AND JOINT SURGERY-AMERICAN VOLUME,JOURNAL OF ORTHOPAEDIC &amp; SPORTS PHYSICAL THERAPY,BRAZILIAN JOURNAL OF PHYSICAL THERAPY</text:p>
          </table:table-cell>
        </table:table-row>
        <table:table-row table:style-name="ro1">
          <table:table-cell office:value-type="string" calcext:value-type="string">
            <text:p>307890974</text:p>
          </table:table-cell>
          <table:table-cell office:value-type="string" calcext:value-type="string">
            <text:p>Myers 2006</text:p>
          </table:table-cell>
          <table:table-cell office:value-type="string" calcext:value-type="string">
            <text:p>MEDICAL &amp; BIOLOGICAL ENGINEERING &amp; COMPUTING,MANUAL THERAPY,JOURNAL OF ATHLETIC TRAINING,JOURNAL OF SPORT REHABILITATION,JOURNAL OF SPORT REHABILITATION,SPORTS BIOMECHANICS,JOURNAL OF ORTHOPAEDIC &amp; SPORTS PHYSICAL THERAPY,PROCEEDINGS OF THE INSTITUTION OF MECHANICAL ENGINEERS PART H-JOURNAL OF ENGINEERING IN MEDICINE,JOURNAL OF ATHLETIC TRAINING,AMERICAN JOURNAL OF SPORTS MEDICINE,BMC MUSCULOSKELETAL DISORDERS</text:p>
          </table:table-cell>
        </table:table-row>
        <table:table-row table:style-name="ro1">
          <table:table-cell office:value-type="string" calcext:value-type="string">
            <text:p>307890988</text:p>
          </table:table-cell>
          <table:table-cell office:value-type="string" calcext:value-type="string">
            <text:p>Lin 2005’</text:p>
          </table:table-cell>
          <table:table-cell office:value-type="string" calcext:value-type="string">
            <text:p>JOURNAL OF ELECTROMYOGRAPHY AND KINESIOLOGY,MUSCULOSKELETAL SCIENCE AND PRACTICE,RAWAL MEDICAL JOURNAL,JOURNAL OF BODYWORK AND MOVEMENT THERAPIES,PHYSICAL THERAPY,MUSCULOSKELETAL SCIENCE AND PRACTICE,JOURNAL OF MANIPULATIVE AND PHYSIOLOGICAL THERAPEUTICS,JOURNAL OF VOICE,JOURNAL OF BODYWORK AND MOVEMENT THERAPIES,PHYSICAL THERAPY,CLINICAL BIOMECHANICS,JOURNAL OF MOTOR BEHAVIOR,JOURNAL OF SPORT REHABILITATION,JOURNAL OF ATHLETIC TRAINING,JOURNAL OF SPORT REHABILITATION,JOURNAL OF ORTHOPAEDIC SCIENCE,JOURNAL OF ACUPUNCTURE AND TUINA SCIENCE,INTERNATIONAL JOURNAL OF SPORTS PHYSICAL THERAPY,JOURNAL OF SHOULDER AND ELBOW SURGERY,CLINICAL BIOMECHANICS,BMC MUSCULOSKELETAL DISORDERS,JOURNAL OF NEUROSCIENCES IN RURAL PRACTICE,HUMAN MOVEMENT SCIENCE,ARCHIVES OF PHYSICAL MEDICINE AND REHABILITATION,SCIENTIFIC REPORTS,PM&amp;R,BRITISH JOURNAL OF SPORTS MEDICINE,JOURNAL OF MANUAL &amp; MANIPULATIVE THERAPY,JOURNAL OF SPORT REHABILITATION,PHYSICAL THERAPY,JOURNAL OF BIOMECHANICS,PHYSICAL THERAPY IN SPORT,PHYSICAL THERAPY,JOURNAL OF ATHLETIC TRAINING,JOURNAL OF BIOMECHANICS,PM&amp;R,JOURNAL OF SHOULDER AND ELBOW SURGERY,JOURNAL OF ELECTROMYOGRAPHY AND KINESIOLOGY,STRENGTH AND CONDITIONING JOURNAL,JOURNAL OF ORTHOPAEDIC SCIENCE,COMPUTER METHODS IN BIOMECHANICS AND BIOMEDICAL ENGINEERING,CELL BIOCHEMISTRY AND BIOPHYSICS,JOURNAL OF SHOULDER AND ELBOW SURGERY,JOVE-JOURNAL OF VISUALIZED EXPERIMENTS,JOURNAL OF ELECTROMYOGRAPHY AND KINESIOLOGY,SHO2015: INTERNATIONAL SYMPOSIUM ON OCCUPATIONAL SAFETY AND HYGIENE,JOURNAL OF BACK AND MUSCULOSKELETAL REHABILITATION,JOURNAL OF SPORTS MEDICINE AND PHYSICAL FITNESS,JOURNAL OF ORTHOPAEDIC &amp; SPORTS PHYSICAL THERAPY,MANUAL THERAPY,CLINICAL BIOMECHANICS,PHYSIOTHERAPY THEORY AND PRACTICE,AGING CLINICAL AND EXPERIMENTAL RESEARCH,JOURNAL OF OCCUPATIONAL REHABILITATION,BRITISH JOURNAL OF SPORTS MEDICINE,PM&amp;R,PHYSIOLOGICAL MEASUREMENT,MANUAL THERAPY,JOURNAL OF APPLIED BIOMECHANICS,JOURNAL OF PHYSICAL THERAPY SCIENCE,JOURNAL OF OCCUPATIONAL HEALTH,JOURNAL OF ELECTROMYOGRAPHY AND KINESIOLOGY,JOURNAL OF ORTHOPAEDIC &amp; SPORTS PHYSICAL THERAPY,JOURNAL OF ELECTROMYOGRAPHY AND KINESIOLOGY,JOURNAL OF REHABILITATION RESEARCH AND DEVELOPMENT,JOURNAL OF PHYSICAL THERAPY SCIENCE,JOURNAL OF SPORT REHABILITATION,JOURNAL OF SHOULDER AND ELBOW SURGERY,ARCHIVES OF PHYSICAL MEDICINE AND REHABILITATION,JOURNAL OF ORTHOPAEDIC &amp; SPORTS PHYSICAL THERAPY,JOURNAL OF SHOULDER AND ELBOW SURGERY,HUMAN MOVEMENT SCIENCE,HUMAN MOVEMENT SCIENCE,MANUAL THERAPY,JOURNAL OF SCIENCE AND MEDICINE IN SPORT,JOURNAL OF HAND THERAPY,MEDICAL HYPOTHESES,JOURNAL OF ORTHOPAEDIC RESEARCH,MANUAL THERAPY,MANUAL THERAPY,BMC MUSCULOSKELETAL DISORDERS,CLINICAL BIOMECHANICS,IUTAM SYMPOSIUM ON HUMAN BODY DYNAMICS,JOURNAL OF PHYSICAL THERAPY SCIENCE,JOURNAL OF PHYSICAL THERAPY SCIENCE,EUROPEAN JOURNAL OF APPLIED PHYSIOLOGY,SPINE,JOURNAL OF ELECTROMYOGRAPHY AND KINESIOLOGY,JOURNAL OF SHOULDER AND ELBOW SURGERY,BREAST CANCER RESEARCH AND TREATMENT,CLINICAL BIOMECHANICS,JOURNAL OF ELECTROMYOGRAPHY AND KINESIOLOGY,JOURNAL OF ELECTROMYOGRAPHY AND KINESIOLOGY,JOURNAL OF ORTHOPAEDIC &amp; SPORTS PHYSICAL THERAPY,CLINICAL ANATOMY,JOURNAL OF ORTHOPAEDIC &amp; SPORTS PHYSICAL THERAPY,PHYSICAL THERAPY IN SPORT,JOURNAL OF ORTHOPAEDIC &amp; SPORTS PHYSICAL THERAPY,MANUAL THERAPY,MANUAL THERAPY,BRAZILIAN JOURNAL OF PHYSICAL THERAPY,MANUAL THERAPY,JOURNAL OF ELECTROMYOGRAPHY AND KINESIOLOGY,PHYSICAL THERAPY,JOURNAL OF ELECTROMYOGRAPHY AND KINESIOLOGY,JOURNAL OF ORTHOPAEDIC &amp; SPORTS PHYSICAL THERAPY,PHYSICAL THERAPY,JOURNAL OF ORTHOPAEDIC RESEARCH</text:p>
          </table:table-cell>
        </table:table-row>
        <table:table-row table:style-name="ro1">
          <table:table-cell office:value-type="string" calcext:value-type="string">
            <text:p>307891026</text:p>
          </table:table-cell>
          <table:table-cell office:value-type="string" calcext:value-type="string">
            <text:p>Finley 2003</text:p>
          </table:table-cell>
          <table:table-cell office:value-type="string" calcext:value-type="string">
            <text:p>PHYSIOTHERAPY THEORY AND PRACTICE,INTERNATIONAL ARCHIVES OF OCCUPATIONAL AND ENVIRONMENTAL HEALTH,INTERNATIONAL JOURNAL OF ENVIRONMENTAL RESEARCH AND PUBLIC HEALTH,JOURNAL OF BACK AND MUSCULOSKELETAL REHABILITATION,JOURNAL OF BACK AND MUSCULOSKELETAL REHABILITATION,JOURNAL OF BODYWORK AND MOVEMENT THERAPIES,NEUROLOGY INDIA,PHYSICAL THERAPY,JOURNAL OF CHIROPRACTIC MEDICINE,CLINICAL BIOMECHANICS,HEALTHCARE,JOURNAL OF APPLIED BIOMECHANICS,COMPUTER METHODS IN BIOMECHANICS AND BIOMEDICAL ENGINEERING,IEEE SENSORS JOURNAL,JOURNAL OF MEDICAL IMAGING AND HEALTH INFORMATICS,JOURNAL OF SPORT REHABILITATION,HUMAN MOVEMENT SCIENCE,CLINICAL BIOMECHANICS,INTERNATIONAL JOURNAL OF SPORTS PHYSICAL THERAPY,GAIT &amp; POSTURE,INTERNATIONAL JOURNAL OF SPORTS PHYSICAL THERAPY,INTERNATIONAL ORTHOPAEDICS,GAZZETTA MEDICA ITALIANA ARCHIVIO PER LE SCIENZE MEDICHE,AMERICAN JOURNAL OF SPORTS MEDICINE,SENSORS,INTERNATIONAL JOURNAL OF OCCUPATIONAL SAFETY AND ERGONOMICS,PROCEEDINGS OF 2018 IEEE 9TH INTERNATIONAL CONFERENCE ON MECHANICAL AND INTELLIGENT MANUFACTURING TECHNOLOGIES (ICMIMT 2018),BMC MUSCULOSKELETAL DISORDERS,ARCHIVES OF PHYSICAL MEDICINE AND REHABILITATION,SENSORS,PM&amp;R,JOURNAL OF BACK AND MUSCULOSKELETAL REHABILITATION,JOURNAL OF BODYWORK AND MOVEMENT THERAPIES,AMERICAN JOURNAL OF SPORTS MEDICINE,JOURNAL OF ORTHOPAEDIC RESEARCH,JOURNAL OF SPORT REHABILITATION,AMERICAN JOURNAL OF SPORTS MEDICINE,JOURNAL OF APPLIED BIOMECHANICS,MEDICINA DELLO SPORT,HUMAN MOVEMENT SCIENCE,2016 18TH SYMPOSIUM ON VIRTUAL AND AUGMENTED REALITY (SVR 2016),PHYSICAL THERAPY IN SPORT,EUROPEAN JOURNAL OF APPLIED PHYSIOLOGY,JOURNAL OF SPINAL CORD MEDICINE,JOURNAL OF BIOMECHANICS,JOURNAL OF PHYSICAL THERAPY SCIENCE,KNEE SURGERY SPORTS TRAUMATOLOGY ARTHROSCOPY,CLINICAL NEUROPHYSIOLOGY,JOURNAL OF ELECTROMYOGRAPHY AND KINESIOLOGY,SHO2015: INTERNATIONAL SYMPOSIUM ON OCCUPATIONAL SAFETY AND HYGIENE,REVISTA INTERNACIONAL DE MEDICINA Y CIENCIAS DE LA ACTIVIDAD FISICA Y DEL DEPORTE,BRITISH JOURNAL OF SPORTS MEDICINE,JOURNAL OF MANIPULATIVE AND PHYSIOLOGICAL THERAPEUTICS,JOURNAL OF ELECTROMYOGRAPHY AND KINESIOLOGY,BIOMED RESEARCH INTERNATIONAL,JOURNAL OF ELECTROMYOGRAPHY AND KINESIOLOGY,COMPUTER METHODS IN BIOMECHANICS AND BIOMEDICAL ENGINEERING,JOURNAL OF MANIPULATIVE AND PHYSIOLOGICAL THERAPEUTICS,JOURNAL OF APPLIED BIOMECHANICS,JOURNAL OF ELECTROMYOGRAPHY AND KINESIOLOGY,MANUAL THERAPY,JOURNAL OF ELECTROMYOGRAPHY AND KINESIOLOGY,JOURNAL OF ATHLETIC TRAINING,JOURNAL OF SPORT REHABILITATION,JOURNAL OF BIOMECHANICS,SPORTS MEDICINE AND ARTHROSCOPY REVIEW,SENSORS,INTERNATIONAL JOURNAL OF REHABILITATION RESEARCH,BMC MUSCULOSKELETAL DISORDERS,JOURNAL OF HUMAN KINETICS,JOURNAL OF APPLIED BIOMECHANICS,SCANDINAVIAN JOURNAL OF MEDICINE &amp; SCIENCE IN SPORTS,ANNALS OF BIOMEDICAL ENGINEERING,CLINICAL BIOMECHANICS,MEDICINA DELLO SPORT,JOURNAL OF ORTHOPAEDIC &amp; SPORTS PHYSICAL THERAPY,CLINICAL BIOMECHANICS,JOURNAL OF ORTHOPAEDIC &amp; SPORTS PHYSICAL THERAPY,JOURNAL OF ELECTROMYOGRAPHY AND KINESIOLOGY,JOURNAL OF SPORT REHABILITATION,JOURNAL OF SHOULDER AND ELBOW SURGERY,CLINICAL BIOMECHANICS,ARCHIVES OF PHYSICAL MEDICINE AND REHABILITATION,COMPUTER METHODS IN BIOMECHANICS AND BIOMEDICAL ENGINEERING,JOURNAL OF ATHLETIC TRAINING,JOURNAL OF ATHLETIC TRAINING,JOURNAL OF ORTHOPAEDIC &amp; SPORTS PHYSICAL THERAPY,MEDICAL &amp; BIOLOGICAL ENGINEERING &amp; COMPUTING,JOURNAL OF SHOULDER AND ELBOW SURGERY,BRAIN RESEARCH,MANUAL THERAPY,JOURNAL OF MANIPULATIVE AND PHYSIOLOGICAL THERAPEUTICS,PROSTHETICS AND ORTHOTICS INTERNATIONAL,ATHLETIC THERAPY TODAY,JOURNAL OF SPORT REHABILITATION,PHYSICAL THERAPY,OPTOMECHATRONIC ACTUATORS, MANIPULATION, AND SYSTEMS CONTROL,MANUAL THERAPY,CLINICAL BIOMECHANICS</text:p>
          </table:table-cell>
        </table:table-row>
        <table:table-row table:style-name="ro1">
          <table:table-cell office:value-type="string" calcext:value-type="string">
            <text:p>307891052</text:p>
          </table:table-cell>
          <table:table-cell office:value-type="string" calcext:value-type="string">
            <text:p>Karduna 2001</text:p>
          </table:table-cell>
          <table:table-cell office:value-type="string" calcext:value-type="string">
            <text:p>JOURNAL OF ORTHOPAEDIC RESEARCH,BMC SPORTS SCIENCE MEDICINE AND REHABILITATION,JOURNAL OF BODYWORK AND MOVEMENT THERAPIES,JOURNAL OF ELECTROMYOGRAPHY AND KINESIOLOGY,JOURNAL OF ELECTROMYOGRAPHY AND KINESIOLOGY,INTERNATIONAL JOURNAL OF SPORTS PHYSICAL THERAPY,JOURNAL OF SPORT REHABILITATION,AMERICAN JOURNAL OF SPORTS MEDICINE,MUSCULOSKELETAL SCIENCE AND PRACTICE,CLINICAL BIOMECHANICS,COMPUTER METHODS IN BIOMECHANICS AND BIOMEDICAL ENGINEERING-IMAGING AND VISUALIZATION,FRONTIERS IN BIOENGINEERING AND BIOTECHNOLOGY,JOURNAL OF BIOMECHANICS,HEALTHCARE,JOURNAL OF ATHLETIC TRAINING,DISABILITY AND REHABILITATION,ORTHOPAEDIC JOURNAL OF SPORTS MEDICINE,ANNALS OF PHYSICAL AND REHABILITATION MEDICINE,SPORTS BIOMECHANICS,ORTHOPAEDIC SURGERY,JOURNAL OF ELECTROMYOGRAPHY AND KINESIOLOGY,JOURNAL OF BIOMECHANICS,JOURNAL OF BIOMECHANICS,CLINICAL BIOMECHANICS,JOURNAL OF EXPERIMENTAL BIOLOGY,CLINICAL ORTHOPAEDICS AND RELATED RESEARCH,JOURNAL OF BODYWORK AND MOVEMENT THERAPIES,COMPUTER METHODS IN BIOMECHANICS AND BIOMEDICAL ENGINEERING,JOURNAL OF BIOMECHANICS,JOURNAL OF BIOMECHANICAL ENGINEERING-TRANSACTIONS OF THE ASME,BREAST CANCER RESEARCH AND TREATMENT,JOURNAL OF ORTHOPAEDIC SURGERY,KNEE SURGERY SPORTS TRAUMATOLOGY ARTHROSCOPY,CLINICAL BIOMECHANICS,JOURNAL OF ATHLETIC TRAINING,SPORTS BIOMECHANICS,COMPUTER METHODS IN BIOMECHANICS AND BIOMEDICAL ENGINEERING-IMAGING AND VISUALIZATION,JOURNAL OF SHOULDER AND ELBOW SURGERY,PLOS ONE,ORTHOPAEDICS &amp; TRAUMATOLOGY-SURGERY &amp; RESEARCH,MEDICAL PROBLEMS OF PERFORMING ARTISTS,SPORTS BIOMECHANICS,DISABILITY AND REHABILITATION,MEDICAL ENGINEERING &amp; PHYSICS,SPORTS BIOMECHANICS,INTERNATIONAL JOURNAL OF DISTRIBUTED SENSOR NETWORKS,MEDICAL ENGINEERING &amp; PHYSICS,JOURNAL OF ATHLETIC TRAINING,JOURNAL OF ORTHOPAEDIC &amp; SPORTS PHYSICAL THERAPY,PHYSIOSCIENCE,JOURNAL OF SHOULDER AND ELBOW SURGERY,JOURNAL OF ELECTROMYOGRAPHY AND KINESIOLOGY,APPLIED ERGONOMICS,JOURNAL OF SHOULDER AND ELBOW SURGERY,GAIT &amp; POSTURE,INTERNATIONAL ORTHOPAEDICS,BRAZILIAN JOURNAL OF PHYSICAL THERAPY,GAIT &amp; POSTURE,JOURNAL OF SPORTS MEDICINE AND PHYSICAL FITNESS,JOURNAL OF SPORT REHABILITATION,JOURNAL OF PEDIATRIC ORTHOPAEDICS,AMERICAN JOURNAL OF SPORTS MEDICINE,FRONTIERS IN NEUROROBOTICS,JOURNAL OF SHOULDER AND ELBOW SURGERY,JOURNAL OF SHOULDER AND ELBOW SURGERY,HUMAN MOVEMENT SCIENCE,CLINICAL BIOMECHANICS,JOURNAL OF BIOMECHANICS,CLINICAL BIOMECHANICS,JOURNAL OF APPLIED BIOMECHANICS,PHYSICAL THERAPY IN SPORT,CLINICAL BIOMECHANICS,JOURNAL OF BIOMECHANICS,MEDICAL ENGINEERING &amp; PHYSICS,JOURNAL OF ELECTROMYOGRAPHY AND KINESIOLOGY,BIOMEDICAL ENGINEERING-APPLICATIONS BASIS COMMUNICATIONS,EUROPEAN JOURNAL OF SPORT SCIENCE,PHYSIOTHERAPY THEORY AND PRACTICE,ANNALS OF PHYSICAL AND REHABILITATION MEDICINE,MUSCULOSKELETAL SCIENCE AND PRACTICE,JOURNAL OF ELECTROMYOGRAPHY AND KINESIOLOGY,JOURNAL OF APPLIED BIOMECHANICS,JOURNAL OF SHOULDER AND ELBOW SURGERY,JOURNAL OF HAND THERAPY,ARCHIVES OF PHYSICAL MEDICINE AND REHABILITATION,JOURNAL OF APPLIED BIOMECHANICS,CLINICAL AND EXPERIMENTAL HEALTH SCIENCES,GAIT &amp; POSTURE,PLOS ONE,JOURNAL OF BIOMECHANICS,JOURNAL OF BIOMECHANICS,SCIENTIFIC REPORTS,CLINICAL MEDICINE INSIGHTS-ARTHRITIS AND MUSCULOSKELETAL DISORDERS,PM&amp;R,CLINICAL BIOMECHANICS,JOURNAL OF SHOULDER AND ELBOW SURGERY,GAIT &amp; POSTURE,JOURNAL OF BODYWORK AND MOVEMENT THERAPIES,MOTOR CONTROL,JOURNAL OF BIOMECHANICS,MEDICAL ENGINEERING &amp; PHYSICS,CLINICAL BIOMECHANICS,JOURNAL OF APPLIED BIOMECHANICS,MANUAL THERAPY,MANUAL THERAPY,MANUAL THERAPY,JOURNAL OF SPORT REHABILITATION,CLINICAL BIOMECHANICS,INTERNATIONAL JOURNAL OF PRECISION ENGINEERING AND MANUFACTURING,JOURNAL OF APPLIED BIOMECHANICS,JOURNAL OF BIOMECHANICS,EUROPEAN JOURNAL OF PHYSICAL AND REHABILITATION MEDICINE,JOURNAL OF ELECTROMYOGRAPHY AND KINESIOLOGY,JOURNAL OF ELECTROMYOGRAPHY AND KINESIOLOGY,JOURNAL OF ELECTROMYOGRAPHY AND KINESIOLOGY,MEDICINE,HUMAN MOVEMENT SCIENCE,BRAZILIAN JOURNAL OF PHYSICAL THERAPY,PHYSICAL THERAPY,JOURNAL OF BIOMECHANICS,KNEE SURGERY SPORTS TRAUMATOLOGY ARTHROSCOPY,MECHANISM AND MACHINE THEORY,JOURNAL OF BIOMECHANICS,CLINICAL PHYSIOLOGY AND FUNCTIONAL IMAGING,MANUAL THERAPY,JOURNAL OF HUMAN KINETICS,PHYSIOTHERAPY,AMERICAN JOURNAL OF SPORTS MEDICINE,JOURNAL OF APPLIED BIOMECHANICS,AMERICAN JOURNAL OF SPORTS MEDICINE,JOURNAL OF BIOMECHANICS,JOURNAL OF SHOULDER AND ELBOW SURGERY,MANUAL THERAPY,JOURNAL OF SHOULDER AND ELBOW SURGERY,COMPUTER METHODS IN BIOMECHANICS AND BIOMEDICAL ENGINEERING,JOURNAL OF ATHLETIC TRAINING,CLINICAL BIOMECHANICS,CLINICAL BIOMECHANICS,JOVE-JOURNAL OF VISUALIZED EXPERIMENTS,MANUAL THERAPY,ARCHIVES OF PHYSICAL MEDICINE AND REHABILITATION,JOURNAL OF ELECTROMYOGRAPHY AND KINESIOLOGY,JOURNAL OF APPLIED BIOMECHANICS,2015 IEEE/RSJ INTERNATIONAL CONFERENCE ON INTELLIGENT ROBOTS AND SYSTEMS (IROS),FRONTIERS IN BIOENGINEERING AND BIOTECHNOLOGY,ORTHOPAEDICS &amp; TRAUMATOLOGY-SURGERY &amp; RESEARCH,MEDICAL &amp; BIOLOGICAL ENGINEERING &amp; COMPUTING,CLINICAL BIOMECHANICS,PHYSIOTHERAPY THEORY AND PRACTICE,JOURNAL OF ORTHOPAEDIC &amp; SPORTS PHYSICAL THERAPY,JOURNAL OF ORTHOPAEDIC &amp; SPORTS PHYSICAL THERAPY,JOURNAL OF BIOMECHANICS,JOURNAL OF BIOMECHANICAL ENGINEERING-TRANSACTIONS OF THE ASME,JOURNAL OF BIOMECHANICS,ORTHOPEDIC CLINICS OF NORTH AMERICA,ERGONOMICS,JOURNAL OF SHOULDER AND ELBOW SURGERY,JOURNAL OF SHOULDER AND ELBOW SURGERY,JOURNAL OF BIOMECHANICS,ZHURNAL VYSSHEI NERVNOI DEYATELNOSTI IMENI I P PAVLOVA,JOURNAL OF SHOULDER AND ELBOW SURGERY,BRAZILIAN JOURNAL OF PHYSICAL THERAPY,JOURNAL OF ORTHOPAEDIC &amp; SPORTS PHYSICAL THERAPY,CLINICAL ANATOMY,JOURNAL OF BIOMECHANICS,JOURNAL OF BIOMECHANICS,MEDICAL &amp; BIOLOGICAL ENGINEERING &amp; COMPUTING,MEDICAL &amp; BIOLOGICAL ENGINEERING &amp; COMPUTING,EXPERIMENTAL BRAIN RESEARCH,JOURNAL OF SHOULDER AND ELBOW SURGERY,MEDICAL &amp; BIOLOGICAL ENGINEERING &amp; COMPUTING,PHYSIOTHERAPY,JOURNAL OF ELECTROMYOGRAPHY AND KINESIOLOGY,JOURNAL OF APPLIED BIOMECHANICS,INTERNATIONAL JOURNAL OF SPORTS MEDICINE,MANUAL THERAPY,JOURNAL OF ELECTROMYOGRAPHY AND KINESIOLOGY,CLINICAL BIOMECHANICS,JOURNAL OF ATHLETIC TRAINING,INTERNATIONAL JOURNAL OF SPORTS MEDICINE,JOURNAL OF MOTOR BEHAVIOR,CLINICAL BIOMECHANICS,JOURNAL OF APPLIED BIOMECHANICS,PROCEEDINGS OF THE INSTITUTION OF MECHANICAL ENGINEERS PART H-JOURNAL OF ENGINEERING IN MEDICINE,JOURNAL OF ORTHOPAEDIC &amp; SPORTS PHYSICAL THERAPY,JOURNAL OF APPLIED BIOMECHANICS,JOURNAL OF APPLIED BIOMECHANICS,JOURNAL OF SHOULDER AND ELBOW SURGERY,JOURNAL OF ORTHOPAEDIC TRAUMA,JOURNAL OF ELECTROMYOGRAPHY AND KINESIOLOGY,JOURNAL OF SPORT REHABILITATION,JOURNAL OF APPLIED BIOMECHANICS,ARTHROSCOPY-THE JOURNAL OF ARTHROSCOPIC AND RELATED SURGERY,JOURNAL OF ELECTROMYOGRAPHY AND KINESIOLOGY,JOURNAL OF SHOULDER AND ELBOW SURGERY,JOURNAL OF SHOULDER AND ELBOW SURGERY,INDIAN JOURNAL OF ORTHOPAEDICS,INTERNATIONAL JOURNAL OF INDUSTRIAL ERGONOMICS,MANUAL THERAPY,JOURNAL OF MECHANICS IN MEDICINE AND BIOLOGY,JOURNAL OF ELECTROMYOGRAPHY AND KINESIOLOGY,JOURNAL OF ELECTROMYOGRAPHY AND KINESIOLOGY,PHYSICAL THERAPY IN SPORT,COMPUTER METHODS IN BIOMECHANICS AND BIOMEDICAL ENGINEERING,JOURNAL OF REHABILITATION RESEARCH AND DEVELOPMENT,JOURNAL OF ORTHOPAEDIC &amp; SPORTS PHYSICAL THERAPY,JOURNAL OF COMPUTER ASSISTED TOMOGRAPHY,ACTA ONCOLOGICA,JOURNAL OF BIOMECHANICS,JOURNAL OF SHOULDER AND ELBOW SURGERY,JOURNAL OF SHOULDER AND ELBOW SURGERY,JOURNAL OF BIOMECHANICS,JOURNAL OF BIOMECHANICS,ARCHIVES OF PHYSICAL MEDICINE AND REHABILITATION,JOURNAL OF SPORT REHABILITATION,CLINICAL BIOMECHANICS,BMC MUSCULOSKELETAL DISORDERS,JOURNAL OF BIOMECHANICS,JOURNAL OF SPORT REHABILITATION,CLINICAL BIOMECHANICS,JOURNAL OF ORTHOPAEDIC &amp; SPORTS PHYSICAL THERAPY,JOURNAL OF SHOULDER AND ELBOW SURGERY,JOURNAL OF BIOMECHANICS,JOURNAL OF BIOMECHANICS,HUMAN MOVEMENT SCIENCE,HUMAN MOVEMENT SCIENCE,HUMAN MOVEMENT SCIENCE,HUMAN MOVEMENT SCIENCE,GAIT &amp; POSTURE,SCANDINAVIAN JOURNAL OF MEDICINE &amp; SCIENCE IN SPORTS,MEDICAL &amp; BIOLOGICAL ENGINEERING &amp; COMPUTING,BMC MUSCULOSKELETAL DISORDERS,CLINICAL BIOMECHANICS,JOURNAL OF APPLIED BIOMECHANICS,JOURNAL OF APPLIED BIOMECHANICS,JOURNAL OF BIOMECHANICS,HUMAN MOVEMENT SCIENCE,JOURNAL OF BIOMECHANICS,CLINICAL BIOMECHANICS,JOURNAL OF ORTHOPAEDIC RESEARCH,JOURNAL OF BIOMECHANICS,MANUAL THERAPY,PLOS ONE,JOURNAL OF BIOMECHANICS,ANNALS OF BIOMEDICAL ENGINEERING,COMPUTER METHODS IN BIOMECHANICS AND BIOMEDICAL ENGINEERING,COMPUTER METHODS IN BIOMECHANICS AND BIOMEDICAL ENGINEERING,PROCEEDINGS OF THE INSTITUTION OF MECHANICAL ENGINEERS PART H-JOURNAL OF ENGINEERING IN MEDICINE,PROCEEDINGS OF THE INSTITUTION OF MECHANICAL ENGINEERS PART H-JOURNAL OF ENGINEERING IN MEDICINE,SPORTS BIOMECHANICS,JOURNAL OF ORTHOPAEDIC &amp; SPORTS PHYSICAL THERAPY,KNEE SURGERY SPORTS TRAUMATOLOGY ARTHROSCOPY,EQUINE VETERINARY JOURNAL,CLINICAL BIOMECHANICS,JOURNAL OF ELECTROMYOGRAPHY AND KINESIOLOGY,MEDICINE AND SCIENCE IN SPORTS AND EXERCISE,JOURNAL OF ELECTROMYOGRAPHY AND KINESIOLOGY,JOURNAL OF BIOMECHANICS,CLINICAL BIOMECHANICS,CLINICAL NEUROLOGY AND NEUROSURGERY,SPINE,JOURNAL OF BIOMECHANICS,JOURNAL OF ELECTROMYOGRAPHY AND KINESIOLOGY,JOURNAL OF ELECTROMYOGRAPHY AND KINESIOLOGY,JOURNAL OF ORTHOPAEDIC &amp; SPORTS PHYSICAL THERAPY,PHYSIOTHERAPY,SURGICAL AND RADIOLOGIC ANATOMY,CLINICAL BIOMECHANICS,COMPUTER GRAPHICS FORUM,COMPUTER METHODS IN BIOMECHANICS AND BIOMEDICAL ENGINEERING,COMPUTER METHODS IN BIOMECHANICS AND BIOMEDICAL ENGINEERING,COMPUTER METHODS IN BIOMECHANICS AND BIOMEDICAL ENGINEERING,EURASIP JOURNAL ON ADVANCES IN SIGNAL PROCESSING,HUMAN MOVEMENT SCIENCE,JOURNAL OF BIOMECHANICAL ENGINEERING-TRANSACTIONS OF THE ASME,JOURNAL OF ELECTROMYOGRAPHY AND KINESIOLOGY,JOURNAL OF ELECTROMYOGRAPHY AND KINESIOLOGY,ARTHROSCOPY-THE JOURNAL OF ARTHROSCOPIC AND RELATED SURGERY,BREAST CANCER RESEARCH AND TREATMENT,JOURNAL OF SHOULDER AND ELBOW SURGERY,PROCEEDINGS OF THE INSTITUTION OF MECHANICAL ENGINEERS PART H-JOURNAL OF ENGINEERING IN MEDICINE,ARCHIVES OF PHYSICAL MEDICINE AND REHABILITATION,AMERICAN JOURNAL OF PHYSICAL MEDICINE &amp; REHABILITATION,JOURNAL OF ORTHOPAEDIC &amp; SPORTS PHYSICAL THERAPY,JOURNAL OF ORTHOPAEDIC RESEARCH,MEDICAL &amp; BIOLOGICAL ENGINEERING &amp; COMPUTING,MEDICAL &amp; BIOLOGICAL ENGINEERING &amp; COMPUTING,MEDICAL &amp; BIOLOGICAL ENGINEERING &amp; COMPUTING,MEDICAL &amp; BIOLOGICAL ENGINEERING &amp; COMPUTING,PROCEEDINGS OF THE INSTITUTION OF MECHANICAL ENGINEERS PART H-JOURNAL OF ENGINEERING IN MEDICINE,CLINICAL BIOMECHANICS,JOURNAL OF ATHLETIC TRAINING,JOURNAL OF ATHLETIC TRAINING,JOURNAL OF BONE AND JOINT SURGERY-AMERICAN VOLUME,JOURNAL OF ORTHOPAEDIC &amp; SPORTS PHYSICAL THERAPY,MANUAL THERAPY,COMPUTER METHODS IN BIOMECHANICS AND BIOMEDICAL ENGINEERING,GAIT &amp; POSTURE,AMERICAN JOURNAL OF SPORTS MEDICINE,JOURNAL OF SHOULDER AND ELBOW SURGERY,JOURNAL OF ORTHOPAEDIC RESEARCH,CLINICAL BIOMECHANICS,CURRENT ORTHOPAEDICS,JOURNAL OF REHABILITATION MEDICINE,JOURNAL OF REHABILITATION MEDICINE,SPINAL CORD,GAIT &amp; POSTURE,JOURNAL OF ORTHOPAEDIC &amp; SPORTS PHYSICAL THERAPY,ARTHRITIS &amp; RHEUMATISM-ARTHRITIS CARE &amp; RESEARCH,COMPUTER METHODS IN BIOMECHANICS AND BIOMEDICAL ENGINEERING,JOURNAL OF APPLIED BIOMECHANICS,MEDICAL &amp; BIOLOGICAL ENGINEERING &amp; COMPUTING,BRAIN RESEARCH,GAIT &amp; POSTURE,JOURNAL OF BIOMECHANICS,JOURNAL OF BIOMECHANICS,JOURNAL OF SHOULDER AND ELBOW SURGERY,SPORTS MEDICINE,SPORTS MEDICINE,PHYSICAL THERAPY,PHYSICAL THERAPY,PHYSICAL THERAPY,AMERICAN JOURNAL OF SPORTS MEDICINE,JOURNAL OF ATHLETIC TRAINING,PHYSICAL THERAPY,AMERICAN JOURNAL OF SPORTS MEDICINE,CLINICAL BIOMECHANICS,MANUAL THERAPY,CLINICAL BIOMECHANICS,BMC MUSCULOSKELETAL DISORDERS,CLINICAL BIOMECHANICS,JOURNAL OF SPORTS SCIENCE AND MEDICINE,JOURNAL OF APPLIED BIOMECHANICS,JOURNAL OF ATHLETIC TRAINING,JOURNAL OF BIOMECHANICS,JOURNAL OF BIOMECHANICS,JOURNAL OF BIOMECHANICS,JOURNAL OF ORTHOPAEDIC &amp; SPORTS PHYSICAL THERAPY,CLINICAL BIOMECHANICS,JOURNAL OF BIOMECHANICAL ENGINEERING-TRANSACTIONS OF THE ASME,JOURNAL OF ORTHOPAEDIC &amp; SPORTS PHYSICAL THERAPY,PHYSICAL THERAPY,PHYSICAL THERAPY,CLINICAL BIOMECHANICS,JOURNAL OF ORTHOPAEDIC &amp; SPORTS PHYSICAL THERAPY,CLINICAL BIOMECHANICS,JOURNAL OF ELECTROMYOGRAPHY AND KINESIOLOGY,JOURNAL OF ORTHOPAEDIC RESEARCH,JOURNAL OF SHOULDER AND ELBOW SURGERY,JOURNAL OF SPORT REHABILITATION,AMERICAN JOURNAL OF SPORTS MEDICINE,JOURNAL OF ATHLETIC TRAINING,PHYSICAL THERAPY,JOURNAL OF ORTHOPAEDIC RESEARCH,JOURNAL OF ORTHOPAEDIC SCIENCE,CLINICAL BIOMECHANICS,NEUROSCIENCE,JOURNAL OF ELECTROMYOGRAPHY AND KINESIOLOGY,JOURNAL OF SHOULDER AND ELBOW SURGERY,BRITISH JOURNAL OF SPORTS MEDICINE,ARCHIVES OF PHYSICAL MEDICINE AND REHABILITATION,CLINICAL BIOMECHANICS,CLINICAL BIOMECHANICS,CLINICAL BIOMECHANICS,PHYSICAL THERAPY,JOURNAL OF ORTHOPAEDIC &amp; SPORTS PHYSICAL THERAPY,JOURNAL OF REHABILITATION RESEARCH AND DEVELOPMENT,BIOMEDICAL ENGINEERING-APPLICATIONS BASIS COMMUNICATIONS,AMERICAN JOURNAL OF SPORTS MEDICINE,CLINICAL BIOMECHANICS,COMPUTERS IN BIOLOGY AND MEDICINE,JOURNAL OF SHOULDER AND ELBOW SURGERY,CLINICAL BIOMECHANICS,PHYSICAL THERAPY,JOURNAL OF ORTHOPAEDIC &amp; SPORTS PHYSICAL THERAPY,ARCHIVES OF PHYSICAL MEDICINE AND REHABILITATION,ARCHIVES OF PHYSICAL MEDICINE AND REHABILITATION,ATHLETIC THERAPY TODAY,BEHAVIOR RESEARCH METHODS INSTRUMENTS &amp; COMPUTERS,ARCHIVES OF PHYSICAL MEDICINE AND REHABILITATION,CLINICAL BIOMECHANICS,BRAIN RESEARCH,ARCHIVES OF PHYSICAL MEDICINE AND REHABILITATION,JOURNAL OF REHABILITATION RESEARCH AND DEVELOPMENT,CLINICAL BIOMECHANICS,JOURNAL OF APPLIED BIOMECHANICS,CAHIERS DE PSYCHOLOGIE COGNITIVE-CURRENT PSYCHOLOGY OF COGNITION,JOURNAL OF ORTHOPAEDIC &amp; SPORTS PHYSICAL THERAPY,JOURNAL OF APPLIED BIOMECHANICS</text:p>
          </table:table-cell>
        </table:table-row>
        <table:table-row table:style-name="ro1">
          <table:table-cell office:value-type="string" calcext:value-type="string">
            <text:p>307891081</text:p>
          </table:table-cell>
          <table:table-cell office:value-type="string" calcext:value-type="string">
            <text:p>Koh 1998</text:p>
          </table:table-cell>
          <table:table-cell office:value-type="string" calcext:value-type="string">
            <text:p>JOURNAL OF BIOMECHANICS,JOURNAL OF HAND SURGERY-AMERICAN VOLUME,JOURNAL OF BIOMECHANICAL ENGINEERING-TRANSACTIONS OF THE ASME,JOURNAL OF SHOULDER AND ELBOW SURGERY,PROCEEDINGS OF THE INSTITUTION OF MECHANICAL ENGINEERS PART H-JOURNAL OF ENGINEERING IN MEDICINE,JOURNAL OF BONE AND JOINT SURGERY-AMERICAN VOLUME,GAIT &amp; POSTURE,JOURNAL OF SHOULDER AND ELBOW SURGERY,JOURNAL OF BIOMECHANICS,AMERICAN JOURNAL OF SPORTS MEDICINE,CLINICAL BIOMECHANICS,JOURNAL OF ATHLETIC TRAINING,ARCHIVES OF PHYSICAL MEDICINE AND REHABILITATION,JOURNAL OF SHOULDER AND ELBOW SURGERY,JOURNAL OF BIOMECHANICAL ENGINEERING-TRANSACTIONS OF THE ASME,ERGONOMICS,ARCHIVES OF PHYSICAL MEDICINE AND REHABILITATION,PROCEEDINGS OF THE INSTITUTION OF MECHANICAL ENGINEERS PART H-JOURNAL OF ENGINEERING IN MEDICINE</text:p>
          </table:table-cell>
        </table:table-row>
        <table:table-row table:style-name="ro1">
          <table:table-cell office:value-type="string" calcext:value-type="string">
            <text:p>307891104</text:p>
          </table:table-cell>
          <table:table-cell office:value-type="string" calcext:value-type="string">
            <text:p>Michiels 1995</text:p>
          </table:table-cell>
          <table:table-cell office:value-type="string" calcext:value-type="string">
            <text:p>JSES INTERNATIONAL,JOURNAL OF ELECTROMYOGRAPHY AND KINESIOLOGY,MEDICAL ENGINEERING AND PHYSICS,JOURNAL OF BIOMECHANICS,PHYSICAL THERAPY,JOURNAL OF ORTHOPAEDIC RESEARCH,CLINICAL BIOMECHANICS,ADVANCES IN SHOULDER SURGERY,JOURNAL OF ELECTROMYOGRAPHY AND KINESIOLOGY,JOURNAL OF SHOULDER AND ELBOW SURGERY,JOURNAL OF ORTHOPAEDIC RESEARCH,JOURNAL OF APPLIED BIOMECHANICS,IEEE INTERNATIONAL CONFERENCE ON INTELLIGENT ROBOTS AND SYSTEMS,CLINICAL BIOMECHANICS,JOURNAL OF BONE AND JOINT SURGERY,JOURNAL OF ORTHOPAEDIC AND SPORTS PHYSICAL THERAPY,JOURNAL OF BIOMECHANICS,RIGAKURYOHO KAGAKU,JOURNAL OF SHOULDER AND ELBOW SURGERY,CLINICAL BIOMECHANICS,JOURNAL OF BIOMECHANICS,CLINICAL ORTHOPAEDICS AND RELATED RESEARCH,JOURNAL OF SHOULDER AND ELBOW SURGERY,PHYSICAL THERAPY IN SPORT,RIGAKURYOHO KAGAKU,JOURNAL OF SHOULDER AND ELBOW SURGERY,ARCHIVES OF PHYSICAL MEDICINE AND REHABILITATION,CLINICAL BIOMECHANICS,CLINICAL ORTHOPAEDICS AND RELATED RESEARCH,CLINICAL BIOMECHANICS,JOURNAL OF ORTHOPAEDIC AND SPORTS PHYSICAL THERAPY,JOURNAL OF ELECTROMYOGRAPHY AND KINESIOLOGY,CLINICAL BIOMECHANICS,JOURNAL OF CHIROPRACTIC MEDICINE,BIOMEDIZINISCHE TECHNIK,MANUAL THERAPY,CLINICAL BIOMECHANICS,JOURNAL OF ORTHOPAEDIC AND SPORTS PHYSICAL THERAPY,CLINICAL BIOMECHANICS,PHYSICAL THERAPY,CLINICAL BIOMECHANICS,CLINICAL BIOMECHANICS,CLINICAL BIOMECHANICS,CLINICAL BIOMECHANICS,MANUAL THERAPY</text:p>
          </table:table-cell>
        </table:table-row>
        <table:table-row table:style-name="ro1">
          <table:table-cell office:value-type="string" calcext:value-type="string">
            <text:p>307891209</text:p>
          </table:table-cell>
          <table:table-cell office:value-type="string" calcext:value-type="string">
            <text:p>Yildiz 2020</text:p>
          </table:table-cell>
          <table:table-cell/>
        </table:table-row>
        <table:table-row table:style-name="ro1">
          <table:table-cell office:value-type="string" calcext:value-type="string">
            <text:p>307891213</text:p>
          </table:table-cell>
          <table:table-cell office:value-type="string" calcext:value-type="string">
            <text:p>Kolz 2020</text:p>
          </table:table-cell>
          <table:table-cell office:value-type="string" calcext:value-type="string">
            <text:p>JOURNAL OF BIOMECHANICAL ENGINEERING-TRANSACTIONS OF THE ASME,ADVANCED ENGINEERING MATERIALS,GAIT &amp; POSTURE,JOVE-JOURNAL OF VISUALIZED EXPERIMENTS,GAIT &amp; POSTURE,JOURNAL OF BIOMECHANICS</text:p>
          </table:table-cell>
        </table:table-row>
        <table:table-row table:style-name="ro1">
          <table:table-cell office:value-type="string" calcext:value-type="string">
            <text:p>307891219</text:p>
          </table:table-cell>
          <table:table-cell office:value-type="string" calcext:value-type="string">
            <text:p>Ruiz Ibán 2020</text:p>
          </table:table-cell>
          <table:table-cell/>
        </table:table-row>
        <table:table-row table:style-name="ro1">
          <table:table-cell office:value-type="string" calcext:value-type="string">
            <text:p>307891224</text:p>
          </table:table-cell>
          <table:table-cell office:value-type="string" calcext:value-type="string">
            <text:p>de Baets 2020</text:p>
          </table:table-cell>
          <table:table-cell office:value-type="string" calcext:value-type="string">
            <text:p>SENSORS,TURKISH JOURNAL OF PHYSICAL MEDICINE AND REHABILITATION,IEEE TRANSACTIONS ON INSTRUMENTATION AND MEASUREMENT,SENSORS</text:p>
          </table:table-cell>
        </table:table-row>
        <table:table-row table:style-name="ro1">
          <table:table-cell office:value-type="string" calcext:value-type="string">
            <text:p>307891234</text:p>
          </table:table-cell>
          <table:table-cell office:value-type="string" calcext:value-type="string">
            <text:p>Wolf 2019</text:p>
          </table:table-cell>
          <table:table-cell office:value-type="string" calcext:value-type="string">
            <text:p>MSKMUSKULOSKELETTALE PHYSIOTHERAPIE,MEDICAL PROBLEMS OF PERFORMING ARTISTS,JOURNAL OF ELECTROMYOGRAPHY AND KINESIOLOGY,MEDICAL PROBLEMS OF PERFORMING ARTISTS</text:p>
          </table:table-cell>
        </table:table-row>
        <table:table-row table:style-name="ro1">
          <table:table-cell office:value-type="string" calcext:value-type="string">
            <text:p>307891241</text:p>
          </table:table-cell>
          <table:table-cell office:value-type="string" calcext:value-type="string">
            <text:p>Hansen 2019</text:p>
          </table:table-cell>
          <table:table-cell office:value-type="string" calcext:value-type="string">
            <text:p>JOURNAL OF NEUROENGINEERING AND REHABILITATION,JOURNAL OF ELECTROMYOGRAPHY AND KINESIOLOGY,MEDICAL ENGINEERING &amp; PHYSICS</text:p>
          </table:table-cell>
        </table:table-row>
        <table:table-row table:style-name="ro1">
          <table:table-cell office:value-type="string" calcext:value-type="string">
            <text:p>307891243</text:p>
          </table:table-cell>
          <table:table-cell office:value-type="string" calcext:value-type="string">
            <text:p>Lang 2019</text:p>
          </table:table-cell>
          <table:table-cell office:value-type="string" calcext:value-type="string">
            <text:p>ANNALS OF MEDICINE,CLINICAL BIOMECHANICS,JOURNAL OF APPLIED BIOMECHANICS,JOURNAL OF BIOMECHANICS,CLINICAL BIOMECHANICS</text:p>
          </table:table-cell>
        </table:table-row>
        <table:table-row table:style-name="ro1">
          <table:table-cell office:value-type="string" calcext:value-type="string">
            <text:p>307891245</text:p>
          </table:table-cell>
          <table:table-cell office:value-type="string" calcext:value-type="string">
            <text:p>Nicholson 2019</text:p>
          </table:table-cell>
          <table:table-cell office:value-type="string" calcext:value-type="string">
            <text:p>COMPUTER METHODS IN BIOMECHANICS AND BIOMEDICAL ENGINEERING-IMAGING AND VISUALIZATION,MEDICAL ENGINEERING &amp; PHYSICS,JOURNAL OF BIOMECHANICS</text:p>
          </table:table-cell>
        </table:table-row>
        <table:table-row table:style-name="ro1">
          <table:table-cell office:value-type="string" calcext:value-type="string">
            <text:p>307891249</text:p>
          </table:table-cell>
          <table:table-cell office:value-type="string" calcext:value-type="string">
            <text:p>Gonçalves 2019</text:p>
          </table:table-cell>
          <table:table-cell office:value-type="string" calcext:value-type="string">
            <text:p>JOURNAL OF BIOMECHANICS</text:p>
          </table:table-cell>
        </table:table-row>
        <table:table-row table:style-name="ro1">
          <table:table-cell office:value-type="string" calcext:value-type="string">
            <text:p>307891259</text:p>
          </table:table-cell>
          <table:table-cell office:value-type="string" calcext:value-type="string">
            <text:p>Alexander 2018</text:p>
          </table:table-cell>
          <table:table-cell office:value-type="string" calcext:value-type="string">
            <text:p>CLINICAL ORTHOPAEDICS AND RELATED RESEARCH,JOURNAL OF BIOMECHANICS</text:p>
          </table:table-cell>
        </table:table-row>
        <table:table-row table:style-name="ro1">
          <table:table-cell office:value-type="string" calcext:value-type="string">
            <text:p>307891270</text:p>
          </table:table-cell>
          <table:table-cell office:value-type="string" calcext:value-type="string">
            <text:p>Mozingo 2018</text:p>
          </table:table-cell>
          <table:table-cell office:value-type="string" calcext:value-type="string">
            <text:p>JOURNAL OF ELECTROMYOGRAPHY AND KINESIOLOGY,JOVE-JOURNAL OF VISUALIZED EXPERIMENTS,APPLIED SCIENCES-BASEL,CLINICAL BIOMECHANICS,JOURNAL OF BIOMECHANICS,MEDICAL ENGINEERING &amp; PHYSICS</text:p>
          </table:table-cell>
        </table:table-row>
        <table:table-row table:style-name="ro1">
          <table:table-cell office:value-type="string" calcext:value-type="string">
            <text:p>307891273</text:p>
          </table:table-cell>
          <table:table-cell office:value-type="string" calcext:value-type="string">
            <text:p>Plummer 2018</text:p>
          </table:table-cell>
          <table:table-cell/>
        </table:table-row>
        <table:table-row table:style-name="ro1">
          <table:table-cell office:value-type="string" calcext:value-type="string">
            <text:p>307891300</text:p>
          </table:table-cell>
          <table:table-cell office:value-type="string" calcext:value-type="string">
            <text:p>Nicholson 2017</text:p>
          </table:table-cell>
          <table:table-cell office:value-type="string" calcext:value-type="string">
            <text:p>JOURNAL OF BIOMECHANICS,JOURNAL OF BIOMECHANICS,JOURNAL OF BIOMECHANICS,JOURNAL OF ELECTROMYOGRAPHY AND KINESIOLOGY,JOURNAL OF BIOMECHANICS</text:p>
          </table:table-cell>
        </table:table-row>
        <table:table-row table:style-name="ro1">
          <table:table-cell office:value-type="string" calcext:value-type="string">
            <text:p>307891328</text:p>
          </table:table-cell>
          <table:table-cell office:value-type="string" calcext:value-type="string">
            <text:p>Michener 2016</text:p>
          </table:table-cell>
          <table:table-cell office:value-type="string" calcext:value-type="string">
            <text:p>ARTHRITIS CARE &amp; RESEARCH,INTERNATIONAL JOURNAL OF SPORTS PHYSICAL THERAPY,JOURNAL OF SPORT REHABILITATION,JOURNAL OF TAIBAH UNIVERSITY MEDICAL SCIENCES,JOURNAL OF ATHLETIC TRAINING,JOURNAL OF BIOMECHANICS,BMC MUSCULOSKELETAL DISORDERS,ARCHIVES OF PHYSICAL MEDICINE AND REHABILITATION</text:p>
          </table:table-cell>
        </table:table-row>
        <table:table-row table:style-name="ro1">
          <table:table-cell office:value-type="string" calcext:value-type="string">
            <text:p>307891344</text:p>
          </table:table-cell>
          <table:table-cell office:value-type="string" calcext:value-type="string">
            <text:p>Warner 2015</text:p>
          </table:table-cell>
          <table:table-cell office:value-type="string" calcext:value-type="string">
            <text:p>SCANDINAVIAN JOURNAL OF MEDICINE &amp; SCIENCE IN SPORTS,JOURNAL OF ORTHOPAEDIC RESEARCH,JOURNAL OF ORTHOPAEDIC SURGERY AND RESEARCH,INTERNATIONAL JOURNAL OF SPORTS PHYSICAL THERAPY,JOURNAL OF BIOMECHANICS,PLOS ONE,JOURNAL OF SPORT REHABILITATION,JOURNAL OF ATHLETIC TRAINING,JOURNAL OF BIOMECHANICS,CLINICAL BIOMECHANICS,PHYSICAL THERAPY IN SPORT,CLINICAL BIOMECHANICS,JOURNAL OF APPLIED BIOMECHANICS</text:p>
          </table:table-cell>
        </table:table-row>
        <table:table-row table:style-name="ro1">
          <table:table-cell office:value-type="string" calcext:value-type="string">
            <text:p>307891348</text:p>
          </table:table-cell>
          <table:table-cell office:value-type="string" calcext:value-type="string">
            <text:p>Roren 2015</text:p>
          </table:table-cell>
          <table:table-cell office:value-type="string" calcext:value-type="string">
            <text:p>SENSORS,ANNALS OF PHYSICAL AND REHABILITATION MEDICINE,JOURNAL OF APPLIED BIOMECHANICS,BMC MUSCULOSKELETAL DISORDERS,HUMAN MOVEMENT SCIENCE,JOURNAL OF BIOMECHANICS,ANNALS OF PHYSICAL AND REHABILITATION MEDICINE,MUSCULOSKELETAL SCIENCE AND PRACTICE,MOTOR CONTROL,AMERICAN JOURNAL OF HUMAN BIOLOGY,MANUAL THERAPY,PLOS ONE,INTERNATIONAL JOURNAL OF LEGAL MEDICINE</text:p>
          </table:table-cell>
        </table:table-row>
        <table:table-row table:style-name="ro1">
          <table:table-cell office:value-type="string" calcext:value-type="string">
            <text:p>307891351</text:p>
          </table:table-cell>
          <table:table-cell office:value-type="string" calcext:value-type="string">
            <text:p>Vanezis 2015</text:p>
          </table:table-cell>
          <table:table-cell office:value-type="string" calcext:value-type="string">
            <text:p>JOURNAL OF NEUROENGINEERING AND REHABILITATION,PLOS ONE,JOURNAL OF ELECTROMYOGRAPHY AND KINESIOLOGY,MEDICAL &amp; BIOLOGICAL ENGINEERING &amp; COMPUTING,CLINICAL BIOMECHANICS,PLOS ONE,JOURNAL OF ELECTROMYOGRAPHY AND KINESIOLOGY,JOURNAL OF BIOMECHANICS,JOURNAL OF CHILD NEUROLOGY,PHYSIOLOGICAL MEASUREMENT,SENSORS</text:p>
          </table:table-cell>
        </table:table-row>
        <table:table-row table:style-name="ro1">
          <table:table-cell office:value-type="string" calcext:value-type="string">
            <text:p>307891357</text:p>
          </table:table-cell>
          <table:table-cell office:value-type="string" calcext:value-type="string">
            <text:p>van den Noort 2014</text:p>
          </table:table-cell>
          <table:table-cell office:value-type="string" calcext:value-type="string">
            <text:p>MOTOR CONTROL,JOURNAL OF BIOMECHANICS,JOURNAL OF BODYWORK AND MOVEMENT THERAPIES,MOTOR CONTROL,JOURNAL OF MANIPULATIVE AND PHYSIOLOGICAL THERAPEUTICS,I-PERCEPTION,INTERNATIONAL JOURNAL OF ENVIRONMENTAL RESEARCH AND PUBLIC HEALTH,BMC MUSCULOSKELETAL DISORDERS,HUMAN FACTORS AND ERGONOMICS IN MANUFACTURING &amp; SERVICE INDUSTRIES,SENSORS,BMC MUSCULOSKELETAL DISORDERS,BMC MUSCULOSKELETAL DISORDERS,SENSORS,INTERNATIONAL JOURNAL OF DISTRIBUTED SENSOR NETWORKS,MEDICAL &amp; BIOLOGICAL ENGINEERING &amp; COMPUTING,JOURNAL OF SHOULDER AND ELBOW SURGERY,CLINICAL BIOMECHANICS,IISE TRANSACTIONS ON OCCUPATIONAL ERGONOMICS &amp; HUMAN FACTORS,GAIT &amp; POSTURE,GAIT &amp; POSTURE,SENSORS,JOURNAL OF BIOMECHANICS</text:p>
          </table:table-cell>
        </table:table-row>
        <table:table-row table:style-name="ro1">
          <table:table-cell office:value-type="string" calcext:value-type="string">
            <text:p>307891369</text:p>
          </table:table-cell>
          <table:table-cell office:value-type="string" calcext:value-type="string">
            <text:p>Haik 2014</text:p>
          </table:table-cell>
          <table:table-cell office:value-type="string" calcext:value-type="string">
            <text:p>JOURNAL OF BODYWORK AND MOVEMENT THERAPIES,DIAGNOSTICS,BRAZILIAN JOURNAL OF PHYSICAL THERAPY,JOURNAL OF BIOMECHANICS,BRAZILIAN JOURNAL OF PHYSICAL THERAPY,BRAZILIAN JOURNAL OF PHYSICAL THERAPY,JOURNAL OF BODYWORK AND MOVEMENT THERAPIES,DIAGNOSTICS,KNEE SURGERY SPORTS TRAUMATOLOGY ARTHROSCOPY,JOURNAL OF MANIPULATIVE AND PHYSIOLOGICAL THERAPEUTICS,ACTA ORTHOPAEDICA ET TRAUMATOLOGICA TURCICA,JOURNAL OF APPLIED BIOMECHANICS,INTERNATIONAL JOURNAL OF ENVIRONMENTAL RESEARCH AND PUBLIC HEALTH,CLINICAL BIOMECHANICS,DIAGNOSTICS,PHYSICAL THERAPY,JOURNAL OF ORTHOPAEDIC SCIENCE,MUSCULOSKELETAL SCIENCE AND PRACTICE,JOURNAL OF BIOMECHANICS,JOURNAL OF ATHLETIC TRAINING,PHYSICAL THERAPY IN SPORT,CLINICAL BIOMECHANICS,JOURNAL OF BIOMECHANICS,CLINICAL BIOMECHANICS,JOURNAL OF APPLIED BIOMECHANICS,BRAZILIAN JOURNAL OF PHYSICAL THERAPY,PHYSIOTHERAPY THEORY AND PRACTICE,JOURNAL OF BIOMECHANICS,CLINICAL BIOMECHANICS,ARCHIVES OF PHYSICAL MEDICINE AND REHABILITATION,JOURNAL OF BIOMECHANICS,CLINICAL BIOMECHANICS,ARCHIVES OF PHYSICAL MEDICINE AND REHABILITATION,JOURNAL OF BODYWORK AND MOVEMENT THERAPIES,JOURNAL OF HAND THERAPY,CLINICAL BIOMECHANICS,JOURNAL OF APPLIED BIOMECHANICS,JOURNAL OF ELECTROMYOGRAPHY AND KINESIOLOGY,HUMAN MOVEMENT SCIENCE,MANUAL THERAPY,BRAZILIAN JOURNAL OF PHYSICAL THERAPY,JOURNAL OF ORTHOPAEDIC &amp; SPORTS PHYSICAL THERAPY,JOURNAL OF ORTHOPAEDIC &amp; SPORTS PHYSICAL THERAPY,JOURNAL OF ELECTROMYOGRAPHY AND KINESIOLOGY,CLINICAL BIOMECHANICS,JOURNAL OF ORTHOPAEDIC &amp; SPORTS PHYSICAL THERAPY</text:p>
          </table:table-cell>
        </table:table-row>
        <table:table-row table:style-name="ro1">
          <table:table-cell office:value-type="string" calcext:value-type="string">
            <text:p>307891381</text:p>
          </table:table-cell>
          <table:table-cell office:value-type="string" calcext:value-type="string">
            <text:p>de Baets 2013</text:p>
          </table:table-cell>
          <table:table-cell office:value-type="string" calcext:value-type="string">
            <text:p>BMC NEUROLOGY,JOURNAL OF ELECTROMYOGRAPHY AND KINESIOLOGY,JOURNAL OF BIOMECHANICS,GAIT &amp; POSTURE,CLINICAL BIOMECHANICS,FRONTIERS IN NEUROLOGY,HUMAN MOVEMENT SCIENCE,PLOS ONE</text:p>
          </table:table-cell>
        </table:table-row>
        <table:table-row table:style-name="ro1">
          <table:table-cell office:value-type="string" calcext:value-type="string">
            <text:p>307891391</text:p>
          </table:table-cell>
          <table:table-cell office:value-type="string" calcext:value-type="string">
            <text:p>Roren 2013</text:p>
          </table:table-cell>
          <table:table-cell office:value-type="string" calcext:value-type="string">
            <text:p>FRONTIERS IN BIOENGINEERING AND BIOTECHNOLOGY,JOURNAL OF BODYWORK AND MOVEMENT THERAPIES,JOURNAL OF MANIPULATIVE AND PHYSIOLOGICAL THERAPEUTICS,MEDICAL &amp; BIOLOGICAL ENGINEERING &amp; COMPUTING,MUSCULOSKELETAL SCIENCE AND PRACTICE,PLOS ONE,HUMAN MOVEMENT SCIENCE,JOURNAL OF BIOMECHANICS,MANUAL THERAPY,MANUAL THERAPY</text:p>
          </table:table-cell>
        </table:table-row>
        <table:table-row table:style-name="ro1">
          <table:table-cell office:value-type="string" calcext:value-type="string">
            <text:p>307891403</text:p>
          </table:table-cell>
          <table:table-cell office:value-type="string" calcext:value-type="string">
            <text:p>Chu 2012</text:p>
          </table:table-cell>
          <table:table-cell office:value-type="string" calcext:value-type="string">
            <text:p>BMC SPORTS SCIENCE MEDICINE AND REHABILITATION,JOURNAL OF BODYWORK AND MOVEMENT THERAPIES,JOURNAL OF ATHLETIC TRAINING,JOURNAL OF BIOMECHANICS,JOURNAL OF SCIENCE AND MEDICINE IN SPORT,KNEE SURGERY SPORTS TRAUMATOLOGY ARTHROSCOPY,JOURNAL OF SPORT REHABILITATION,PHYSICAL THERAPY REVIEWS,MEDICAL ENGINEERING &amp; PHYSICS,GAIT &amp; POSTURE,JOURNAL OF BONE AND JOINT SURGERY-AMERICAN VOLUME,JOURNAL OF SHOULDER AND ELBOW SURGERY,JOURNAL OF APPLIED BIOMECHANICS,JOURNAL OF APPLIED BIOMECHANICS,JOURNAL OF BIOMECHANICS,PHYSICAL THERAPY IN SPORT,PHYSIOLOGICAL MEASUREMENT,MANUAL THERAPY,MULTIBODY SYSTEM DYNAMICS,PERSONAL AND UBIQUITOUS COMPUTING,JOURNAL OF BIOMECHANICS,SPORTS BIOMECHANICS,BIOMED RESEARCH INTERNATIONAL</text:p>
          </table:table-cell>
        </table:table-row>
        <table:table-row table:style-name="ro1">
          <table:table-cell office:value-type="string" calcext:value-type="string">
            <text:p>307891414</text:p>
          </table:table-cell>
          <table:table-cell office:value-type="string" calcext:value-type="string">
            <text:p>Zhu 2012</text:p>
          </table:table-cell>
          <table:table-cell office:value-type="string" calcext:value-type="string">
            <text:p>JOURNAL OF ELECTROMYOGRAPHY AND KINESIOLOGY,SCIENTIFIC REPORTS,FRONTIERS IN BIOENGINEERING AND BIOTECHNOLOGY,GAIT &amp; POSTURE,JOURNAL OF BIOMECHANICS,APPLIED SCIENCES-BASEL,JOURNAL OF APPLIED CLINICAL MEDICAL PHYSICS,ASIAN SPINE JOURNAL,JOURNAL OF BIOMECHANICS,JOURNAL OF BIOMECHANICAL ENGINEERING-TRANSACTIONS OF THE ASME,JOURNAL OF ORTHOPAEDIC RESEARCH,MEDICAL &amp; BIOLOGICAL ENGINEERING &amp; COMPUTING,JOURNAL OF BIOMECHANICS,MEDICAL ENGINEERING &amp; PHYSICS,AMERICAN JOURNAL OF PHYSICAL MEDICINE &amp; REHABILITATION,PROCEEDINGS OF THE INSTITUTION OF MECHANICAL ENGINEERS PART H-JOURNAL OF ENGINEERING IN MEDICINE,JOURNAL OF BIOMECHANICS,MEDICAL ENGINEERING &amp; PHYSICS,MAGNETIC RESONANCE IMAGING,MEDICAL ENGINEERING &amp; PHYSICS,GAIT &amp; POSTURE,JOURNAL OF ELECTROMYOGRAPHY AND KINESIOLOGY,PLOS ONE,BMC MEDICAL IMAGING,MEDICAL PHYSICS,JOURNAL OF SCIENCE AND MEDICINE IN SPORT,JOURNAL OF BIOMECHANICAL ENGINEERING-TRANSACTIONS OF THE ASME,IEEE TRANSACTIONS ON MEDICAL IMAGING,COMPUTER METHODS IN BIOMECHANICS AND BIOMEDICAL ENGINEERING,JOURNAL OF MEDICAL DEVICES-TRANSACTIONS OF THE ASME,JOURNAL OF FOOT AND ANKLE RESEARCH,PHYSICS IN MEDICINE AND BIOLOGY,ORTHOPAEDICS &amp; TRAUMATOLOGY-SURGERY &amp; RESEARCH,JOURNAL OF BIOMECHANICS,IRANIAN JOURNAL OF RADIOLOGY,JOURNAL OF MAGNETIC RESONANCE IMAGING,2014 36TH ANNUAL INTERNATIONAL CONFERENCE OF THE IEEE ENGINEERING IN MEDICINE AND BIOLOGY SOCIETY (EMBC),PHYSICS IN MEDICINE AND BIOLOGY,MEDICAL &amp; BIOLOGICAL ENGINEERING &amp; COMPUTING</text:p>
          </table:table-cell>
        </table:table-row>
        <table:table-row table:style-name="ro1">
          <table:table-cell office:value-type="string" calcext:value-type="string">
            <text:p>307891419</text:p>
          </table:table-cell>
          <table:table-cell office:value-type="string" calcext:value-type="string">
            <text:p>Prinold 2011</text:p>
          </table:table-cell>
          <table:table-cell office:value-type="string" calcext:value-type="string">
            <text:p>JOURNAL OF BIOMECHANICS,COMPUTER METHODS IN BIOMECHANICS AND BIOMEDICAL ENGINEERING,SCANDINAVIAN JOURNAL OF MEDICINE &amp; SCIENCE IN SPORTS,JOURNAL OF BIOMECHANICS,JOURNAL OF BIOMECHANICS,MEDICAL ENGINEERING &amp; PHYSICS,ANNALS OF BIOMEDICAL ENGINEERING,IEEE TRANSACTIONS ON BIOMEDICAL ENGINEERING,APPLIED ERGONOMICS,CLINICAL BIOMECHANICS,JOURNAL OF ELECTROMYOGRAPHY AND KINESIOLOGY,JOURNAL OF APPLIED BIOMECHANICS,JOURNAL OF APPLIED BIOMECHANICS,JOURNAL OF BIOMECHANICS,JOURNAL OF BIOMECHANICS,EUROPEAN JOURNAL OF PHYSICAL AND REHABILITATION MEDICINE,JOURNAL OF ELECTROMYOGRAPHY AND KINESIOLOGY,JOURNAL OF SCIENCE AND MEDICINE IN SPORT,JOURNAL OF BIOMECHANICS,JOURNAL OF BIOMECHANICS,JOURNAL OF SHOULDER AND ELBOW SURGERY,JOURNAL OF APPLIED BIOMECHANICS,JOURNAL OF BIOMECHANICS,COMPUTER METHODS IN BIOMECHANICS AND BIOMEDICAL ENGINEERING,MULTIBODY SYSTEM DYNAMICS,JOVE-JOURNAL OF VISUALIZED EXPERIMENTS,JOURNAL OF ELECTROMYOGRAPHY AND KINESIOLOGY,JOURNAL OF MEDICAL AND BIOLOGICAL ENGINEERING,2015 IEEE/RSJ INTERNATIONAL CONFERENCE ON INTELLIGENT ROBOTS AND SYSTEMS (IROS),JOURNAL OF BIOMECHANICS,JOURNAL OF BIOMECHANICS,JOURNAL OF BIOMECHANICS,MEDICAL &amp; BIOLOGICAL ENGINEERING &amp; COMPUTING,CLINICAL BIOMECHANICS,PROCEEDINGS OF THE INSTITUTION OF MECHANICAL ENGINEERS PART H-JOURNAL OF ENGINEERING IN MEDICINE,JOURNAL OF BIOMECHANICS,JOURNAL OF BIOMECHANICS,GAIT &amp; POSTURE</text:p>
          </table:table-cell>
        </table:table-row>
        <table:table-row table:style-name="ro1">
          <table:table-cell office:value-type="string" calcext:value-type="string">
            <text:p>307891426</text:p>
          </table:table-cell>
          <table:table-cell office:value-type="string" calcext:value-type="string">
            <text:p>Jaspers 2011’’</text:p>
          </table:table-cell>
          <table:table-cell office:value-type="string" calcext:value-type="string">
            <text:p>SENSORS,ANNALS OF PHYSICAL AND REHABILITATION MEDICINE,BURNS,JOURNAL OF ELECTROMYOGRAPHY AND KINESIOLOGY,ANNALS OF PHYSICAL AND REHABILITATION MEDICINE,SCIENTIFIC REPORTS,SENSORS,JOURNAL OF NEUROENGINEERING AND REHABILITATION,JOURNAL OF ELECTROMYOGRAPHY AND KINESIOLOGY,JOURNAL OF HAND SURGERY-EUROPEAN VOLUME,JOURNAL OF ELECTROMYOGRAPHY AND KINESIOLOGY,NEUROREHABILITATION,APPLIED BIONICS AND BIOMECHANICS,CLINICAL BIOMECHANICS,GAIT &amp; POSTURE,DEVELOPMENTAL MEDICINE AND CHILD NEUROLOGY,BMC PEDIATRICS,GAIT &amp; POSTURE,PROCEEDINGS OF THE INSTITUTION OF MECHANICAL ENGINEERS PART H-JOURNAL OF ENGINEERING IN MEDICINE,FRONTIERS IN HUMAN NEUROSCIENCE,CHILDS NERVOUS SYSTEM,FRONTIERS IN HUMAN NEUROSCIENCE,JOURNAL OF CHILD NEUROLOGY,PLOS ONE,PHYSIOLOGICAL MEASUREMENT,ANNALS OF BIOMEDICAL ENGINEERING,SEMINARS IN PLASTIC SURGERY,NEUROREHABILITATION AND NEURAL REPAIR,JOVE-JOURNAL OF VISUALIZED EXPERIMENTS,GAIT &amp; POSTURE,BIOMED RESEARCH INTERNATIONAL,BMJ OPEN,JOURNAL OF NEUROENGINEERING AND REHABILITATION,JOURNAL OF BIOMECHANICS,GAIT &amp; POSTURE,JOURNAL OF REHABILITATION MEDICINE,GAIT &amp; POSTURE,CLINICAL BIOMECHANICS,JOURNAL OF BIOMECHANICS,EUROPEAN JOURNAL OF PAEDIATRIC NEUROLOGY,RESEARCH IN DEVELOPMENTAL DISABILITIES,GAIT &amp; POSTURE</text:p>
          </table:table-cell>
        </table:table-row>
        <table:table-row table:style-name="ro1">
          <table:table-cell office:value-type="string" calcext:value-type="string">
            <text:p>307891431</text:p>
          </table:table-cell>
          <table:table-cell office:value-type="string" calcext:value-type="string">
            <text:p>Massimini 2011</text:p>
          </table:table-cell>
          <table:table-cell office:value-type="string" calcext:value-type="string">
            <text:p>JOURNAL OF ELECTROMYOGRAPHY AND KINESIOLOGY,SENSORS,MEDICAL PHYSICS,JOURNAL OF BIOMECHANICS,MEDICAL ENGINEERING &amp; PHYSICS,MEDICAL &amp; BIOLOGICAL ENGINEERING &amp; COMPUTING,JOURNAL OF BIOMECHANICS,MEDICAL ENGINEERING &amp; PHYSICS,AMERICAN JOURNAL OF PHYSICAL MEDICINE &amp; REHABILITATION,PROCEEDINGS OF THE INSTITUTION OF MECHANICAL ENGINEERS PART H-JOURNAL OF ENGINEERING IN MEDICINE,JOURNAL OF BIOMECHANICS,COMPUTERS IN BIOLOGY AND MEDICINE,JOURNAL OF BIOMECHANICS,MEDICAL ENGINEERING &amp; PHYSICS,JOURNAL OF ELECTROMYOGRAPHY AND KINESIOLOGY,BMC MUSCULOSKELETAL DISORDERS,JOURNAL OF FOOT AND ANKLE RESEARCH,PHYSICS IN MEDICINE AND BIOLOGY,JOURNAL OF APPLIED BIOMECHANICS,JOURNAL OF BIOMECHANICS,IRANIAN JOURNAL OF RADIOLOGY,IEEE TRANSACTIONS ON BIOMEDICAL ENGINEERING,JOURNAL OF BIOMECHANICS,JOURNAL OF SHOULDER AND ELBOW SURGERY,MEDICAL ENGINEERING &amp; PHYSICS,JOURNAL OF BONE AND JOINT SURGERY-AMERICAN VOLUME,MEDICAL ENGINEERING &amp; PHYSICS,JOURNAL OF SHOULDER AND ELBOW SURGERY,JOURNAL OF ORTHOPAEDIC SURGERY AND RESEARCH,COMPUTER METHODS IN BIOMECHANICS AND BIOMEDICAL ENGINEERING,JOURNAL OF BIOMECHANICS</text:p>
          </table:table-cell>
        </table:table-row>
        <table:table-row table:style-name="ro1">
          <table:table-cell office:value-type="string" calcext:value-type="string">
            <text:p>307891480</text:p>
          </table:table-cell>
          <table:table-cell office:value-type="string" calcext:value-type="string">
            <text:p>Meyer 2008</text:p>
          </table:table-cell>
          <table:table-cell office:value-type="string" calcext:value-type="string">
            <text:p>BMC SPORTS SCIENCE MEDICINE AND REHABILITATION,INTERNATIONAL JOURNAL OF SPORTS PHYSICAL THERAPY,JOURNAL OF BODYWORK AND MOVEMENT THERAPIES,JOURNAL OF SHOULDER AND ELBOW SURGERY,OPERATIVE TECHNIQUES IN SPORTS MEDICINE,JOURNAL OF MOTOR LEARNING AND DEVELOPMENT,JOURNAL OF ATHLETIC TRAINING,SPORTS BIOMECHANICS,JOURNAL OF BIOMECHANICS,JOURNAL OF SPORT REHABILITATION,IRANIAN JOURNAL OF PUBLIC HEALTH,JOURNAL OF SHOULDER AND ELBOW SURGERY,JOURNAL OF ATHLETIC TRAINING,PHYSIOTHERAPY THEORY AND PRACTICE,JOURNAL OF STRENGTH AND CONDITIONING RESEARCH,JOURNAL OF ELECTROMYOGRAPHY AND KINESIOLOGY,JOURNAL OF ATHLETIC TRAINING,AMERICAN JOURNAL OF SPORTS MEDICINE,JOURNAL OF SPORTS MEDICINE AND PHYSICAL FITNESS,JOURNAL OF BIOMECHANICS,HAND CLINICS,OPERATIVE TECHNIQUES IN SPORTS MEDICINE,JOURNAL OF HUMAN KINETICS,AMERICAN JOURNAL OF SPORTS MEDICINE,MEDICINE AND SCIENCE IN SPORTS AND EXERCISE,JOURNAL OF SPORT REHABILITATION,JOURNAL OF BIOMECHANICS,SPORTS MEDICINE AND ARTHROSCOPY REVIEW,JOURNAL OF SHOULDER AND ELBOW SURGERY,JOURNAL OF APPLIED BIOMECHANICS,SPORTS BIOMECHANICS,CLINICAL BIOMECHANICS,JOURNAL OF SHOULDER AND ELBOW SURGERY,JOURNAL OF SHOULDER AND ELBOW SURGERY,ACTA ORTOPEDICA BRASILEIRA,JOURNAL OF SPORT REHABILITATION,JOURNAL OF BIOMECHANICS,INTERNATIONAL JOURNAL OF ATHLETIC THERAPY &amp; TRAINING,JOURNAL OF SPORT REHABILITATION,SPORTS MEDICINE AND ARTHROSCOPY REVIEW,JOURNAL OF BIOMECHANICS,SPORTS BIOMECHANICS,BRITISH JOURNAL OF SPORTS MEDICINE,MEDICINE AND SCIENCE IN SPORTS AND EXERCISE,STRENGTH AND CONDITIONING JOURNAL,AMERICAN JOURNAL OF SPORTS MEDICINE,JOURNAL OF ORTHOPAEDIC &amp; SPORTS PHYSICAL THERAPY,AMERICAN JOURNAL OF SPORTS MEDICINE,ACTA ORTHOPAEDICA,JAPANESE JOURNAL OF PHYSICAL FITNESS AND SPORTS MEDICINE</text:p>
          </table:table-cell>
        </table:table-row>
        <table:table-row table:style-name="ro1">
          <table:table-cell office:value-type="string" calcext:value-type="string">
            <text:p>307891485</text:p>
          </table:table-cell>
          <table:table-cell office:value-type="string" calcext:value-type="string">
            <text:p>Crosbie 2008</text:p>
          </table:table-cell>
          <table:table-cell office:value-type="string" calcext:value-type="string">
            <text:p>JOURNAL OF MECHANISMS AND ROBOTICS-TRANSACTIONS OF THE ASME,PHYSIOTHERAPY THEORY AND PRACTICE,JOURNAL OF ELECTROMYOGRAPHY AND KINESIOLOGY,ARCHIVES OF REHABILITATION,PHYSICAL THERAPY IN SPORT,PEERJ,TURKISH JOURNAL OF PHYSIOTHERAPY REHABILITATION-TURK FIZYOTERAPI VE REHABILITASYON DERGISI,MUSCULOSKELETAL SCIENCE AND PRACTICE,GLAND SURGERY,ANNALS OF PHYSICAL AND REHABILITATION MEDICINE,REPORTS OF PRACTICAL ONCOLOGY AND RADIOTHERAPY,2020 IEEE/RSJ INTERNATIONAL CONFERENCE ON INTELLIGENT ROBOTS AND SYSTEMS (IROS),JOURNAL OF BODYWORK AND MOVEMENT THERAPIES,TRANSLATIONAL SPORTS MEDICINE,SICOT-J,COPD-JOURNAL OF CHRONIC OBSTRUCTIVE PULMONARY DISEASE,WOUNDS-A COMPENDIUM OF CLINICAL RESEARCH AND PRACTICE,BIORESEARCH OPEN ACCESS,PHYSICAL THERAPY IN SPORT,INTERNATIONAL ORTHOPAEDICS,GAIT &amp; POSTURE,BREAST CANCER,JOURNAL OF SPORT REHABILITATION,MEDICINA DELLO SPORT,PHYSIOTHERAPY THEORY AND PRACTICE,PROCEEDINGS OF 2018 IEEE 9TH INTERNATIONAL CONFERENCE ON MECHANICAL AND INTELLIGENT MANUFACTURING TECHNOLOGIES (ICMIMT 2018),JOURNAL OF SHOULDER AND ELBOW SURGERY,JOURNAL OF STRENGTH AND CONDITIONING RESEARCH,MUSCULOSKELETAL SCIENCE AND PRACTICE,PM&amp;R,ERGONOMICS,EUROPEAN JOURNAL OF PHYSICAL AND REHABILITATION MEDICINE,JOURNAL OF NEUROENGINEERING AND REHABILITATION,PATHOLOGY &amp; ONCOLOGY RESEARCH,TOPICS IN GERIATRIC REHABILITATION,MUSCLE &amp; NERVE,STRENGTH AND CONDITIONING JOURNAL,JOURNAL OF ORTHOPAEDIC SCIENCE,JOURNAL OF SHOULDER AND ELBOW SURGERY,JOURNAL OF ELECTROMYOGRAPHY AND KINESIOLOGY,COMPUTER METHODS IN BIOMECHANICS AND BIOMEDICAL ENGINEERING,REVISTA INTERNACIONAL DE MEDICINA Y CIENCIAS DE LA ACTIVIDAD FISICA Y DEL DEPORTE,JOURNAL OF APPLIED BIOMECHANICS,JOURNAL OF BIOMECHANICS,ACTA ORTHOPAEDICA,ARCHIVES OF PHYSICAL MEDICINE AND REHABILITATION,BMC MUSCULOSKELETAL DISORDERS,CLINICAL BIOMECHANICS,JOURNAL OF APPLIED BIOMECHANICS,CLINICAL BIOMECHANICS,JOURNAL OF ELECTROMYOGRAPHY AND KINESIOLOGY,INDIAN JOURNAL OF ORTHOPAEDICS,JOURNAL OF ELECTROMYOGRAPHY AND KINESIOLOGY,MEDICAL ENGINEERING &amp; PHYSICS,JOURNAL OF ORTHOPAEDIC &amp; SPORTS PHYSICAL THERAPY,INTERNATIONAL JOURNAL OF OSTEOPATHIC MEDICINE,BMC MUSCULOSKELETAL DISORDERS,JOURNAL OF HUMAN KINETICS,JOURNAL OF APPLIED BIOMECHANICS,JOURNAL OF APPLIED BIOMECHANICS,JOURNAL OF CANCER SURVIVORSHIP,JOURNAL OF BIOMECHANICS,JOURNAL OF ORTHOPAEDIC &amp; SPORTS PHYSICAL THERAPY,JOURNAL OF MANIPULATIVE AND PHYSIOLOGICAL THERAPEUTICS,JOURNAL OF APPLIED BIOMECHANICS,SPINE,JOURNAL OF BIOMECHANICS,PHYSICAL THERAPY,JOURNAL OF BONE AND JOINT SURGERY-AMERICAN VOLUME,PHYSICAL THERAPY,NEUROREHABILITATION AND NEURAL REPAIR,PHYSICAL THERAPY IN SPORT,PHYSICAL THERAPY,ERGONOMICS,JOURNAL OF MANIPULATIVE AND PHYSIOLOGICAL THERAPEUTICS</text:p>
          </table:table-cell>
        </table:table-row>
        <table:table-row table:style-name="ro1">
          <table:table-cell office:value-type="string" calcext:value-type="string">
            <text:p>307891493</text:p>
          </table:table-cell>
          <table:table-cell office:value-type="string" calcext:value-type="string">
            <text:p>Bourne 2007</text:p>
          </table:table-cell>
          <table:table-cell office:value-type="string" calcext:value-type="string">
            <text:p>JOURNAL OF SPORT REHABILITATION,JOURNAL OF BIOMECHANICS,JOURNAL OF SHOULDER AND ELBOW SURGERY,GAIT &amp; POSTURE,MILITARY MEDICINE,HUMAN MOVEMENT SCIENCE,DISABILITY AND REHABILITATION,JOURNAL OF ELECTROMYOGRAPHY AND KINESIOLOGY,JOURNAL OF BIOMECHANICS,JOURNAL OF SHOULDER AND ELBOW SURGERY,PHYSICAL THERAPY IN SPORT,MECHANISM AND MACHINE THEORY,JOURNAL OF HAND SURGERY-AMERICAN VOLUME,JOURNAL OF SHOULDER AND ELBOW SURGERY,JOURNAL OF BURN CARE &amp; RESEARCH,MULTIBODY SYSTEM DYNAMICS,COMPUTER METHODS IN BIOMECHANICS AND BIOMEDICAL ENGINEERING,JOVE-JOURNAL OF VISUALIZED EXPERIMENTS,JOURNAL OF APPLIED BIOMECHANICS,CLINICAL BIOMECHANICS,CLINICAL ANATOMY,JOURNAL OF BIOMECHANICS,JOURNAL OF SHOULDER AND ELBOW SURGERY,COMPUTER METHODS IN BIOMECHANICS AND BIOMEDICAL ENGINEERING,JOURNAL OF REHABILITATION RESEARCH AND DEVELOPMENT,SPORTS BIOMECHANICS,MANUAL THERAPY,INDIAN JOURNAL OF ORTHOPAEDICS,BRITISH JOURNAL OF SPORTS MEDICINE,INTERNATIONAL JOURNAL OF ADVANCED ROBOTIC SYSTEMS,CLINICAL ORTHOPAEDICS AND RELATED RESEARCH,JOURNAL OF BIOMECHANICS,HUMAN MOVEMENT SCIENCE,DISABILITY AND REHABILITATION,INTERNATIONAL ORTHOPAEDICS,TEXTILE RESEARCH JOURNAL,JOURNAL OF BIOMECHANICS,ANNALS OF BIOMEDICAL ENGINEERING,COMPUTER METHODS IN BIOMECHANICS AND BIOMEDICAL ENGINEERING,MANUAL THERAPY,JOURNAL OF ELECTROMYOGRAPHY AND KINESIOLOGY,JOURNAL OF BONE AND JOINT SURGERY-AMERICAN VOLUME,JOURNAL OF SHOULDER AND ELBOW SURGERY,AMERICAN JOURNAL OF SPORTS MEDICINE,COMPUTER METHODS IN BIOMECHANICS AND BIOMEDICAL ENGINEERING,ARTHROSCOPY-THE JOURNAL OF ARTHROSCOPIC AND RELATED SURGERY,JOURNAL OF SHOULDER AND ELBOW SURGERY,JOURNAL OF HAND THERAPY,AMERICAN JOURNAL OF PHYSICAL MEDICINE &amp; REHABILITATION,PROCEEDINGS OF THE INSTITUTION OF MECHANICAL ENGINEERS PART H-JOURNAL OF ENGINEERING IN MEDICINE,JOURNAL OF BONE AND JOINT SURGERY-AMERICAN VOLUME,BRAIN RESEARCH</text:p>
          </table:table-cell>
        </table:table-row>
        <table:table-row table:style-name="ro1">
          <table:table-cell office:value-type="string" calcext:value-type="string">
            <text:p>307891495</text:p>
          </table:table-cell>
          <table:table-cell office:value-type="string" calcext:value-type="string">
            <text:p>Meskers 2007</text:p>
          </table:table-cell>
          <table:table-cell office:value-type="string" calcext:value-type="string">
            <text:p>JOURNAL OF ORTHOPAEDIC RESEARCH,JOURNAL OF ELECTROMYOGRAPHY AND KINESIOLOGY,JOURNAL OF ATHLETIC TRAINING,JOURNAL OF BIOMECHANICS,JOURNAL OF BODYWORK AND MOVEMENT THERAPIES,GAIT &amp; POSTURE,JOURNAL OF MANIPULATIVE AND PHYSIOLOGICAL THERAPEUTICS,PLOS ONE,ORTHOPAEDICS &amp; TRAUMATOLOGY-SURGERY &amp; RESEARCH,SPORTS BIOMECHANICS,DISABILITY AND REHABILITATION,GAIT &amp; POSTURE,PHYSICAL THERAPY IN SPORT,ANNALS OF PHYSICAL AND REHABILITATION MEDICINE,JOURNAL OF ELECTROMYOGRAPHY AND KINESIOLOGY,JOURNAL OF APPLIED BIOMECHANICS,JOURNAL OF APPLIED BIOMECHANICS,JOURNAL OF BIOMECHANICS,MUSCULOSKELETAL SCIENCE AND PRACTICE,CLINICAL BIOMECHANICS,MANUAL THERAPY,EUROPEAN JOURNAL OF PHYSICAL AND REHABILITATION MEDICINE,JOURNAL OF ELECTROMYOGRAPHY AND KINESIOLOGY,JOURNAL OF SHOULDER AND ELBOW SURGERY,JOURNAL OF BIOMECHANICS,CLINICAL PHYSIOLOGY AND FUNCTIONAL IMAGING,BMC MUSCULOSKELETAL DISORDERS,JOURNAL OF APPLIED BIOMECHANICS,AMERICAN JOURNAL OF SPORTS MEDICINE,JOURNAL OF BIOMECHANICS,JOURNAL OF BIOMECHANICS,COMPUTER METHODS IN BIOMECHANICS AND BIOMEDICAL ENGINEERING,JOVE-JOURNAL OF VISUALIZED EXPERIMENTS,MANUAL THERAPY,JOURNAL OF APPLIED BIOMECHANICS,GAIT &amp; POSTURE,JOURNAL OF MEDICAL AND BIOLOGICAL ENGINEERING,ACTA ORTHOPAEDICA,MEDICAL &amp; BIOLOGICAL ENGINEERING &amp; COMPUTING,JOURNAL OF ELECTROMYOGRAPHY AND KINESIOLOGY,JOURNAL OF BIOMECHANICS,COMPUTER METHODS IN BIOMECHANICS AND BIOMEDICAL ENGINEERING,JOURNAL OF BIOMECHANICS,MEDICAL &amp; BIOLOGICAL ENGINEERING &amp; COMPUTING,JOURNAL OF ELECTROMYOGRAPHY AND KINESIOLOGY,JOURNAL OF APPLIED BIOMECHANICS,MANUAL THERAPY,PLOS ONE,JOURNAL OF ELECTROMYOGRAPHY AND KINESIOLOGY,COMPUTER METHODS IN BIOMECHANICS AND BIOMEDICAL ENGINEERING,CLINICAL BIOMECHANICS,JOURNAL OF BIOMECHANICS,JOURNAL OF SHOULDER AND ELBOW SURGERY,JOURNAL OF BIOMECHANICS,CLINICAL BIOMECHANICS,JOURNAL OF BIOMECHANICS,HUMAN MOVEMENT SCIENCE,GAIT &amp; POSTURE,CLINICAL BIOMECHANICS,JOURNAL OF BIOMECHANICS,JOURNAL OF BIOMECHANICS,JOURNAL OF BIOMECHANICS,JOURNAL OF BIOMECHANICS,COMPUTER METHODS IN BIOMECHANICS AND BIOMEDICAL ENGINEERING,PROCEEDINGS OF THE INSTITUTION OF MECHANICAL ENGINEERS PART H-JOURNAL OF ENGINEERING IN MEDICINE,PROCEEDINGS OF THE INSTITUTION OF MECHANICAL ENGINEERS PART H-JOURNAL OF ENGINEERING IN MEDICINE,GAIT &amp; POSTURE,JOURNAL OF ELECTROMYOGRAPHY AND KINESIOLOGY,CLINICAL BIOMECHANICS,COMPUTER METHODS IN BIOMECHANICS AND BIOMEDICAL ENGINEERING,COMPUTER METHODS IN BIOMECHANICS AND BIOMEDICAL ENGINEERING,COMPUTER METHODS IN BIOMECHANICS AND BIOMEDICAL ENGINEERING,PROCEEDINGS OF THE INSTITUTION OF MECHANICAL ENGINEERS PART H-JOURNAL OF ENGINEERING IN MEDICINE,ARCHIVES OF PHYSICAL MEDICINE AND REHABILITATION,MEDICAL &amp; BIOLOGICAL ENGINEERING &amp; COMPUTING,MEDICAL &amp; BIOLOGICAL ENGINEERING &amp; COMPUTING,CLINICAL BIOMECHANICS,GAIT &amp; POSTURE,JOURNAL OF REHABILITATION MEDICINE,ARTHRITIS &amp; RHEUMATISM-ARTHRITIS CARE &amp; RESEARCH,GAIT &amp; POSTURE</text:p>
          </table:table-cell>
        </table:table-row>
        <table:table-row table:style-name="ro1">
          <table:table-cell office:value-type="string" calcext:value-type="string">
            <text:p>307891499</text:p>
          </table:table-cell>
          <table:table-cell office:value-type="string" calcext:value-type="string">
            <text:p>Bey 2006</text:p>
          </table:table-cell>
          <table:table-cell office:value-type="string" calcext:value-type="string">
            <text:p>JOURNAL OF SHOULDER AND ELBOW SURGERY,CLINICAL ORTHOPAEDICS AND RELATED RESEARCH,TRIALS,ANNALS OF BIOMEDICAL ENGINEERING,JOURNAL OF ORTHOPAEDIC RESEARCH,BIOMEDICAL ENGINEERING ONLINE,JOURNAL OF ELECTROMYOGRAPHY AND KINESIOLOGY,ORTHOPAEDIC JOURNAL OF SPORTS MEDICINE,ARTHROSCOPY-THE JOURNAL OF ARTHROSCOPIC AND RELATED SURGERY,JOURNAL OF BONE AND JOINT SURGERY-AMERICAN VOLUME,COMPUTERS IN BIOLOGY AND MEDICINE,JOURNAL OF ORTHOPAEDIC RESEARCH,FRONTIERS IN BIOENGINEERING AND BIOTECHNOLOGY,FRONTIERS IN BIOENGINEERING AND BIOTECHNOLOGY,JOURNAL OF SHOULDER AND ELBOW SURGERY,JOURNAL OF APPLIED BIOMECHANICS,GAIT &amp; POSTURE,JOVE-JOURNAL OF VISUALIZED EXPERIMENTS,GAIT &amp; POSTURE,JOURNAL OF WRIST SURGERY,JOVE-JOURNAL OF VISUALIZED EXPERIMENTS,JOURNAL OF BIOMECHANICS,JOURNAL OF BIOMECHANICAL ENGINEERING-TRANSACTIONS OF THE ASME,GAIT &amp; POSTURE,JOURNAL OF BIOMECHANICS,CLINICAL BIOMECHANICS,JOURNAL OF BIOMECHANICS,BMC MUSCULOSKELETAL DISORDERS,SCIENCE CHINA-TECHNOLOGICAL SCIENCES,FRONTIERS IN BIOENGINEERING AND BIOTECHNOLOGY,JOURNAL OF BIOMECHANICS,JOURNAL OF BONE AND JOINT SURGERY-AMERICAN VOLUME,FRONTIERS IN BIOENGINEERING AND BIOTECHNOLOGY,INTEGRATIVE ORGANISMAL BIOLOGY,WORLD NEUROSURGERY,JOURNAL OF ORTHOPAEDIC RESEARCH,PLOS ONE,JOURNAL OF BIOMECHANICS,JOURNAL OF BIOMECHANICS,JBJS REVIEWS,MEDICAL &amp; BIOLOGICAL ENGINEERING &amp; COMPUTING,JOURNAL OF BIOMECHANICS,JOURNAL OF BIOMECHANICS,MEDICAL ENGINEERING &amp; PHYSICS,JOURNAL OF FOOT &amp; ANKLE SURGERY,PROCEEDINGS OF THE INSTITUTION OF MECHANICAL ENGINEERS PART H-JOURNAL OF ENGINEERING IN MEDICINE,GAIT &amp; POSTURE,JOURNAL OF BIOMECHANICS,SPINE JOURNAL,GAIT &amp; POSTURE,EQUINE VETERINARY JOURNAL,JOURNAL OF BIOMECHANICS,COMPUTER METHODS IN BIOMECHANICS AND BIOMEDICAL ENGINEERING-IMAGING AND VISUALIZATION,COMPUTERS IN BIOLOGY AND MEDICINE,KNEE SURGERY SPORTS TRAUMATOLOGY ARTHROSCOPY,FOOT &amp; ANKLE INTERNATIONAL,SURGICAL AND RADIOLOGIC ANATOMY,AMERICAN JOURNAL OF SPORTS MEDICINE,JOURNAL OF DAIRY SCIENCE,ANNALS OF BIOMEDICAL ENGINEERING,JOURNAL OF BIOMECHANICS,JOURNAL OF BIOMECHANICAL ENGINEERING-TRANSACTIONS OF THE ASME,JOURNAL OF BIOMECHANICS,GAIT &amp; POSTURE,JOURNAL OF SHOULDER AND ELBOW SURGERY,GAIT &amp; POSTURE,MEDICAL ENGINEERING &amp; PHYSICS,MAGNETIC RESONANCE IMAGING,MEDICAL ENGINEERING &amp; PHYSICS,MEDICAL ENGINEERING &amp; PHYSICS,JOURNAL OF ORTHOPAEDICS,VIDEOMETRICS, RANGE IMAGING, AND APPLICATIONS XIV,JOURNAL OF BIOMECHANICS,SPINE,AMERICAN JOURNAL OF SPORTS MEDICINE,GAIT &amp; POSTURE,GAIT &amp; POSTURE,JOURNAL OF BIOMECHANICAL ENGINEERING-TRANSACTIONS OF THE ASME,ORTHOPAEDIC JOURNAL OF SPORTS MEDICINE,JOURNAL OF ELECTROMYOGRAPHY AND KINESIOLOGY,JOURNAL OF ELECTROMYOGRAPHY AND KINESIOLOGY,ANNALS OF BIOMEDICAL ENGINEERING,BMC MEDICAL IMAGING,JOURNAL OF BIOMECHANICAL ENGINEERING-TRANSACTIONS OF THE ASME,ANNALS OF BIOMEDICAL ENGINEERING,JOURNAL OF SHOULDER AND ELBOW SURGERY,KNEE SURGERY SPORTS TRAUMATOLOGY ARTHROSCOPY,JOURNAL OF BIOMECHANICAL ENGINEERING-TRANSACTIONS OF THE ASME,JOURNAL OF MEDICAL DEVICES-TRANSACTIONS OF THE ASME,SPINE JOURNAL,AMERICAN JOURNAL OF SPORTS MEDICINE,JOURNAL OF SHOULDER AND ELBOW SURGERY,JOURNAL OF APPLIED BIOMECHANICS,JOURNAL OF BIOMECHANICS,JOURNAL OF ORAL AND MAXILLOFACIAL SURGERY,EUROPEAN SPINE JOURNAL,JOURNAL OF BIOMECHANICS,CLINICAL BIOMECHANICS,GAIT &amp; POSTURE,JOURNAL OF BIOMECHANICS,JOURNAL OF BIOMECHANICS,GAIT &amp; POSTURE,JOURNAL OF FELINE MEDICINE AND SURGERY,JOURNAL OF APPLIED BIOMECHANICS,CLINICAL ORTHOPAEDICS AND RELATED RESEARCH,JOURNAL OF BIOMECHANICS,CLINICAL BIOMECHANICS,JOURNAL OF BIOMECHANICS,JOURNAL OF NEUROSURGERY-SPINE,JOURNAL OF BIOMECHANICS,SPINE JOURNAL,JOURNAL OF APPLIED BIOMECHANICS,SPINE,JOURNAL OF BIOMECHANICS,JOURNAL OF BIOMECHANICAL ENGINEERING-TRANSACTIONS OF THE ASME,JOURNAL OF MAGNETIC RESONANCE IMAGING,JOURNAL OF NEUROSURGERY-SPINE,PHYSIOLOGICAL MEASUREMENT,PROCEEDINGS OF THE ASME INTERNATIONAL DESIGN ENGINEERING TECHNICAL CONFERENCES AND COMPUTERS AND INFORMATION IN ENGINEERING CONFERENCE, 2013, VOL 7A,PROCEEDINGS OF THE ASME SUMMER BIOENGINEERING CONFERENCE - 2013, PT B,JOURNAL OF BIOMECHANICAL ENGINEERING-TRANSACTIONS OF THE ASME,JOURNAL OF ORTHOPAEDIC RESEARCH,MEDICAL &amp; BIOLOGICAL ENGINEERING &amp; COMPUTING,MEDICAL ENGINEERING &amp; PHYSICS,JOURNAL OF BIOMECHANICAL ENGINEERING-TRANSACTIONS OF THE ASME,JOURNAL OF BIOMECHANICS,PHYSICS IN MEDICINE AND BIOLOGY,SPINE,MEDICINE AND SCIENCE IN SPORTS AND EXERCISE,SPINE,JOURNAL OF BONE AND JOINT SURGERY-AMERICAN VOLUME,MEDICAL &amp; BIOLOGICAL ENGINEERING &amp; COMPUTING,JOURNAL OF BIOMECHANICS,JOURNAL OF BONE AND JOINT SURGERY-AMERICAN VOLUME,JOURNAL OF BIOMECHANICAL ENGINEERING-TRANSACTIONS OF THE ASME,RHEUMATIC DISEASE CLINICS OF NORTH AMERICA,MEDICAL IMAGING 2013: PHYSICS OF MEDICAL IMAGING,INTERNATIONAL MECHANICAL ENGINEERING CONGRESS AND EXPOSITION - 2012, VOL 2: BIOMEDICAL AND BIOTECHNOLOGY,JOURNAL OF BIOMECHANICAL ENGINEERING-TRANSACTIONS OF THE ASME,INTERNATIONAL JOURNAL OF COMPUTER ASSISTED RADIOLOGY AND SURGERY,MEDICAL ENGINEERING &amp; PHYSICS,JOURNAL OF SHOULDER AND ELBOW SURGERY,MEDICAL PHYSICS,JOURNAL OF BIOMECHANICS,AMERICAN JOURNAL OF SPORTS MEDICINE,PM&amp;R,OSTEOARTHRITIS AND CARTILAGE,MEDICAL IMAGING 2012: IMAGE PROCESSING,COMPUTER AIDED SURGERY,AMERICAN JOURNAL OF SPORTS MEDICINE,AMERICAN JOURNAL OF SPORTS MEDICINE,JOURNAL OF BIOMECHANICAL ENGINEERING-TRANSACTIONS OF THE ASME,AMERICAN JOURNAL OF SPORTS MEDICINE,JOURNAL OF BIOMECHANICS,AMERICAN JOURNAL OF SPORTS MEDICINE,MEDICAL PHYSICS,VISUAL COMPUTER,TRAITEMENT DU SIGNAL,SPINE,JOURNAL OF BIOMECHANICS,IMAGE ANALYSIS: 17TH SCANDINAVIAN CONFERENCE, SCIA 2011,JOURNAL OF ARTHROPLASTY,PROCEEDINGS OF THE INSTITUTION OF MECHANICAL ENGINEERS PART H-JOURNAL OF ENGINEERING IN MEDICINE,JOURNAL OF ORTHOPAEDIC &amp; SPORTS PHYSICAL THERAPY,JOURNAL OF EXPERIMENTAL ZOOLOGY PART A-ECOLOGICAL AND INTEGRATIVE PHYSIOLOGY,JOURNAL OF EXPERIMENTAL ZOOLOGY PART A-ECOLOGICAL AND INTEGRATIVE PHYSIOLOGY,SPINE JOURNAL,JOURNAL OF BIOMECHANICS,JOURNAL OF BIOMECHANICS,JOURNAL OF ORTHOPAEDIC RESEARCH,SURGICAL AND RADIOLOGIC ANATOMY,EURASIP JOURNAL ON ADVANCES IN SIGNAL PROCESSING,ARTHROSCOPY-THE JOURNAL OF ARTHROSCOPIC AND RELATED SURGERY,JOURNAL OF BIOMECHANICS,JOURNAL OF SHOULDER AND ELBOW SURGERY,GAIT &amp; POSTURE,MEDICAL ENGINEERING &amp; PHYSICS,PROCEEDINGS OF THE ASME SUMMER BIOENGINEERING CONFERENCE - 2009, PT A AND B,PROCEEDINGS OF THE ASME SUMMER BIOENGINEERING CONFERENCE - 2009, PT A AND B,JOURNAL OF SHOULDER AND ELBOW SURGERY,SPINE JOURNAL,JOURNAL OF MAGNETIC RESONANCE IMAGING,JOURNAL OF BIOMECHANICAL ENGINEERING-TRANSACTIONS OF THE ASME,JOURNAL OF SHOULDER AND ELBOW SURGERY,JOURNAL OF BONE AND JOINT SURGERY-AMERICAN VOLUME,JOURNAL OF BIOMECHANICS,CLINICAL BIOMECHANICS,JOURNAL OF BIOMECHANICS,PROCEEDING OF THE ASME SUMMER BIOENGINEERING CONFERENCE - 2007</text:p>
          </table:table-cell>
        </table:table-row>
        <table:table-row table:style-name="ro1">
          <table:table-cell office:value-type="string" calcext:value-type="string">
            <text:p>307891503</text:p>
          </table:table-cell>
          <table:table-cell office:value-type="string" calcext:value-type="string">
            <text:p>Illyés 2006</text:p>
          </table:table-cell>
          <table:table-cell office:value-type="string" calcext:value-type="string">
            <text:p>BMC MUSCULOSKELETAL DISORDERS,BMJ OPEN,CHILDHOOD OBESITY,MEDICAL &amp; BIOLOGICAL ENGINEERING &amp; COMPUTING,JOURNAL OF BIOMECHANICS,JOURNAL OF BIOMECHANICS,JOURNAL OF BIOMECHANICAL ENGINEERING-TRANSACTIONS OF THE ASME,MOVEMENT DISORDERS,JOURNAL OF SHOULDER AND ELBOW SURGERY,BIOMED RESEARCH INTERNATIONAL,JOURNAL OF ELECTROMYOGRAPHY AND KINESIOLOGY,JOURNAL OF SHOULDER AND ELBOW SURGERY,JOURNAL OF ELECTROMYOGRAPHY AND KINESIOLOGY,JOURNAL OF BIOMECHANICS,PHYSIOTHERAPY,PERIODICA POLYTECHNICA-CIVIL ENGINEERING,JOURNAL OF ELECTROMYOGRAPHY AND KINESIOLOGY</text:p>
          </table:table-cell>
        </table:table-row>
        <table:table-row table:style-name="ro1">
          <table:table-cell office:value-type="string" calcext:value-type="string">
            <text:p>307891511</text:p>
          </table:table-cell>
          <table:table-cell office:value-type="string" calcext:value-type="string">
            <text:p>Lin 2005’’</text:p>
          </table:table-cell>
          <table:table-cell office:value-type="string" calcext:value-type="string">
            <text:p>JOURNAL OF HAND THERAPY,CLINICAL JOURNAL OF SPORT MEDICINE,MANUAL THERAPY,MANUAL THERAPY,JOURNAL OF BIOMECHANICS,JOURNAL OF BIOMECHANICS,BMC MUSCULOSKELETAL DISORDERS,JOURNAL OF SHOULDER AND ELBOW SURGERY,JOURNAL OF BIOMECHANICS,INTERNATIONAL JOURNAL OF SHOULDER SURGERY,CLINICAL JOURNAL OF SPORT MEDICINE,JOURNAL OF ELECTROMYOGRAPHY AND KINESIOLOGY,JOURNAL OF ORTHOPAEDIC &amp; SPORTS PHYSICAL THERAPY,JOURNAL OF SPORT REHABILITATION,JOURNAL OF SHOULDER AND ELBOW SURGERY,AGING CLINICAL AND EXPERIMENTAL RESEARCH,JOURNAL OF ORTHOPAEDIC RESEARCH,CLINICAL BIOMECHANICS,SPINE,JOURNAL OF ELECTROMYOGRAPHY AND KINESIOLOGY,JOURNAL OF ORTHOPAEDIC &amp; SPORTS PHYSICAL THERAPY,CLINICAL JOURNAL OF SPORT MEDICINE,MANUAL THERAPY,JOURNAL OF SPORT REHABILITATION,AMERICAN JOURNAL OF SPORTS MEDICINE,PHYSICAL THERAPY,JOURNAL OF ELECTROMYOGRAPHY AND KINESIOLOGY,PHYSICAL THERAPY,JOURNAL OF ORTHOPAEDIC RESEARCH</text:p>
          </table:table-cell>
        </table:table-row>
        <table:table-row table:style-name="ro1">
          <table:table-cell office:value-type="string" calcext:value-type="string">
            <text:p>307891512</text:p>
          </table:table-cell>
          <table:table-cell office:value-type="string" calcext:value-type="string">
            <text:p>Thigpen 2005</text:p>
          </table:table-cell>
          <table:table-cell office:value-type="string" calcext:value-type="string">
            <text:p>JOURNAL OF BACK AND MUSCULOSKELETAL REHABILITATION,JOURNAL OF EXPERIMENTAL ORTHOPAEDICS,JOURNAL OF BODYWORK AND MOVEMENT THERAPIES,JOURNAL OF MANIPULATIVE AND PHYSIOLOGICAL THERAPEUTICS,MEDICAL AND BIOLOGICAL ENGINEERING AND COMPUTING,JOURNAL OF SPORTS MEDICINE AND PHYSICAL FITNESS,CLINICAL BIOMECHANICS,CLINICAL BIOMECHANICS,EUROPEAN JOURNAL OF PHYSICAL AND REHABILITATION MEDICINE,MANUAL THERAPY,JOURNAL OF HUMAN KINETICS,CLINICAL BIOMECHANICS,JOURNAL OF VISUALIZED EXPERIMENTS,WORLD JOURNAL OF ORTHOPEDICS,IRANIAN REHABILITATION JOURNAL,JOURNAL OF ORTHOPAEDIC AND SPORTS PHYSICAL THERAPY,MEDICAL AND BIOLOGICAL ENGINEERING AND COMPUTING,PLOS ONE,JOURNAL OF MANIPULATIVE AND PHYSIOLOGICAL THERAPEUTICS,JOURNAL OF ORTHOPAEDIC AND SPORTS PHYSICAL THERAPY,JOURNAL OF APPLIED BIOMECHANICS,GAIT AND POSTURE,JOURNAL OF SPORT REHABILITATION,INTERNATIONAL JOURNAL OF THERAPY AND REHABILITATION,JOURNAL OF ELECTROMYOGRAPHY AND KINESIOLOGY,JOURNAL OF SHOULDER AND ELBOW SURGERY,JOURNAL OF ORTHOPAEDIC AND SPORTS PHYSICAL THERAPY,JOURNAL OF ORTHOPAEDIC AND SPORTS PHYSICAL THERAPY,AMERICAN JOURNAL OF SPORTS MEDICINE</text:p>
          </table:table-cell>
        </table:table-row>
      </table:table>
      <table:named-expressions/>
      <table:database-ranges>
        <table:database-range table:name="__Anonymous_Sheet_DB__0" table:target-range-address="Folha1.A1:Folha1.B62"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6">00/00/0000</text:date>, <text:time style:data-style-name="N2" text:time-value="16:02:46.53802184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6-26T15:28:44.083601801</dc:date>
    <dc:creator>Lucas Beraldo</dc:creator>
    <meta:editing-duration>PT1H19M10S</meta:editing-duration>
    <meta:editing-cycles>110</meta:editing-cycles>
    <meta:document-statistic meta:table-count="1" meta:cell-count="182" meta:object-count="0"/>
  </office:meta>
</office:document-meta>
</file>